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7.85mm"/>
    </style:style>
    <style:style style:name="co18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2mm" svg:height="90.04mm" svg:x="294.75mm" svg:y="17.27mm">
            <loext:p draw:notify-on-update-of-ranges="best_pop.A3:best_pop.A185 best_pop.B3:best_pop.B1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0.4138005" calcext:value-type="float">
            <text:p>0.4138005</text:p>
          </table:table-cell>
          <table:table-cell office:value-type="float" office:value="0.7199846" calcext:value-type="float">
            <text:p>0.7199846</text:p>
          </table:table-cell>
          <table:table-cell office:value-type="float" office:value="0.1774739" calcext:value-type="float">
            <text:p>0.1774739</text:p>
          </table:table-cell>
          <table:table-cell office:value-type="float" office:value="0.4138005" calcext:value-type="float">
            <text:p>0.4138005</text:p>
          </table:table-cell>
          <table:table-cell office:value-type="float" office:value="0.5106123" calcext:value-type="float">
            <text:p>0.5106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615018" calcext:value-type="float">
            <text:p>0.0004615018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000000001071208" calcext:value-type="float">
            <text:p>1.071208E-11</text:p>
          </table:table-cell>
          <table:table-cell office:value-type="float" office:value="1.114436" calcext:value-type="float">
            <text:p>1.114436</text:p>
          </table:table-cell>
          <table:table-cell office:value-type="float" office:value="0.0003641994" calcext:value-type="float">
            <text:p>0.0003641994</text:p>
          </table:table-cell>
          <table:table-cell office:value-type="float" office:value="0.00000000001071208" calcext:value-type="float">
            <text:p>1.071208E-11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7235672" calcext:value-type="float">
            <text:p>7.235672E-08</text:p>
          </table:table-cell>
          <table:table-cell table:number-columns-repeated="23"/>
        </table:table-row>
        <table:table-row table:style-name="ro1">
          <table:table-cell office:value-type="float" office:value="0.00000000001071208" calcext:value-type="float">
            <text:p>1.071208E-11</text:p>
          </table:table-cell>
          <table:table-cell office:value-type="float" office:value="1.114436" calcext:value-type="float">
            <text:p>1.114436</text:p>
          </table:table-cell>
          <table:table-cell office:value-type="float" office:value="0.0003641994" calcext:value-type="float">
            <text:p>0.0003641994</text:p>
          </table:table-cell>
          <table:table-cell office:value-type="float" office:value="0.00000000001071208" calcext:value-type="float">
            <text:p>1.071208E-11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8149276" calcext:value-type="float">
            <text:p>0.8149276</text:p>
          </table:table-cell>
          <table:table-cell office:value-type="float" office:value="0.4204104" calcext:value-type="float">
            <text:p>0.4204104</text:p>
          </table:table-cell>
          <table:table-cell office:value-type="float" office:value="2.027509" calcext:value-type="float">
            <text:p>2.027509</text:p>
          </table:table-cell>
          <table:table-cell office:value-type="float" office:value="0.8149276" calcext:value-type="float">
            <text:p>0.8149276</text:p>
          </table:table-cell>
          <table:table-cell office:value-type="float" office:value="0.5410578" calcext:value-type="float">
            <text:p>0.54105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550372" calcext:value-type="float">
            <text:p>0.0001550372</text:p>
          </table:table-cell>
          <table:table-cell table:number-columns-repeated="23"/>
        </table:table-row>
        <table:table-row table:style-name="ro1">
          <table:table-cell office:value-type="float" office:value="0.2522806" calcext:value-type="float">
            <text:p>0.2522806</text:p>
          </table:table-cell>
          <table:table-cell office:value-type="float" office:value="0.8356024" calcext:value-type="float">
            <text:p>0.8356024</text:p>
          </table:table-cell>
          <table:table-cell office:value-type="float" office:value="0.009607878" calcext:value-type="float">
            <text:p>0.009607878</text:p>
          </table:table-cell>
          <table:table-cell office:value-type="float" office:value="0.2522806" calcext:value-type="float">
            <text:p>0.2522806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7347126" calcext:value-type="float">
            <text:p>0.7347126</text:p>
          </table:table-cell>
          <table:table-cell office:value-type="float" office:value="0.4794721" calcext:value-type="float">
            <text:p>0.4794721</text:p>
          </table:table-cell>
          <table:table-cell office:value-type="float" office:value="0.01875695" calcext:value-type="float">
            <text:p>0.01875695</text:p>
          </table:table-cell>
          <table:table-cell office:value-type="float" office:value="0.7347126" calcext:value-type="float">
            <text:p>0.7347126</text:p>
          </table:table-cell>
          <table:table-cell office:value-type="float" office:value="0.5448434" calcext:value-type="float">
            <text:p>0.5448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595195" calcext:value-type="float">
            <text:p>0.03595195</text:p>
          </table:table-cell>
          <table:table-cell table:number-columns-repeated="23"/>
        </table:table-row>
        <table:table-row table:style-name="ro1">
          <table:table-cell office:value-type="float" office:value="0.091825" calcext:value-type="float">
            <text:p>0.091825</text:p>
          </table:table-cell>
          <table:table-cell office:value-type="float" office:value="0.9547144" calcext:value-type="float">
            <text:p>0.9547144</text:p>
          </table:table-cell>
          <table:table-cell office:value-type="float" office:value="0.02757619" calcext:value-type="float">
            <text:p>0.02757619</text:p>
          </table:table-cell>
          <table:table-cell office:value-type="float" office:value="0.091825" calcext:value-type="float">
            <text:p>0.091825</text:p>
          </table:table-cell>
          <table:table-cell office:value-type="float" office:value="0.3002511" calcext:value-type="float">
            <text:p>0.300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36133" calcext:value-type="float">
            <text:p>0.03336133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476869" calcext:value-type="float">
            <text:p>0.0001476869</text:p>
          </table:table-cell>
          <table:table-cell table:number-columns-repeated="23"/>
        </table:table-row>
        <table:table-row table:style-name="ro1">
          <table:table-cell office:value-type="float" office:value="0.2522806" calcext:value-type="float">
            <text:p>0.2522806</text:p>
          </table:table-cell>
          <table:table-cell office:value-type="float" office:value="0.8356024" calcext:value-type="float">
            <text:p>0.8356024</text:p>
          </table:table-cell>
          <table:table-cell office:value-type="float" office:value="0.009607878" calcext:value-type="float">
            <text:p>0.009607878</text:p>
          </table:table-cell>
          <table:table-cell office:value-type="float" office:value="0.2522806" calcext:value-type="float">
            <text:p>0.2522806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35503" calcext:value-type="float">
            <text:p>0.03735503</text:p>
          </table:table-cell>
          <table:table-cell table:number-columns-repeated="23"/>
        </table:table-row>
        <table:table-row table:style-name="ro1">
          <table:table-cell office:value-type="float" office:value="0.653238" calcext:value-type="float">
            <text:p>0.653238</text:p>
          </table:table-cell>
          <table:table-cell office:value-type="float" office:value="0.5378373" calcext:value-type="float">
            <text:p>0.5378373</text:p>
          </table:table-cell>
          <table:table-cell office:value-type="float" office:value="0.5566309" calcext:value-type="float">
            <text:p>0.5566309</text:p>
          </table:table-cell>
          <table:table-cell office:value-type="float" office:value="0.653238" calcext:value-type="float">
            <text:p>0.653238</text:p>
          </table:table-cell>
          <table:table-cell office:value-type="float" office:value="0.5412249" calcext:value-type="float">
            <text:p>0.5412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81547" calcext:value-type="float">
            <text:p>0.0781547</text:p>
          </table:table-cell>
          <table:table-cell table:number-columns-repeated="23"/>
        </table:table-row>
        <table:table-row table:style-name="ro1">
          <table:table-cell office:value-type="float" office:value="0.252267" calcext:value-type="float">
            <text:p>0.252267</text:p>
          </table:table-cell>
          <table:table-cell office:value-type="float" office:value="0.8356185" calcext:value-type="float">
            <text:p>0.8356185</text:p>
          </table:table-cell>
          <table:table-cell office:value-type="float" office:value="0.02441448" calcext:value-type="float">
            <text:p>0.02441448</text:p>
          </table:table-cell>
          <table:table-cell office:value-type="float" office:value="0.252267" calcext:value-type="float">
            <text:p>0.252267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912351" calcext:value-type="float">
            <text:p>1.912351E-05</text:p>
          </table:table-cell>
          <table:table-cell table:number-columns-repeated="23"/>
        </table:table-row>
        <table:table-row table:style-name="ro1">
          <table:table-cell office:value-type="float" office:value="0.4142201" calcext:value-type="float">
            <text:p>0.4142201</text:p>
          </table:table-cell>
          <table:table-cell office:value-type="float" office:value="0.7195839" calcext:value-type="float">
            <text:p>0.7195839</text:p>
          </table:table-cell>
          <table:table-cell office:value-type="float" office:value="2.690875" calcext:value-type="float">
            <text:p>2.690875</text:p>
          </table:table-cell>
          <table:table-cell office:value-type="float" office:value="0.4142201" calcext:value-type="float">
            <text:p>0.4142201</text:p>
          </table:table-cell>
          <table:table-cell office:value-type="float" office:value="0.5106123" calcext:value-type="float">
            <text:p>0.5106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14656" calcext:value-type="float">
            <text:p>0.000214656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4994" calcext:value-type="float">
            <text:p>1.114994</text:p>
          </table:table-cell>
          <table:table-cell office:value-type="float" office:value="0.008405538" calcext:value-type="float">
            <text:p>0.008405538</text:p>
          </table:table-cell>
          <table:table-cell office:value-type="float" office:value="0" calcext:value-type="float">
            <text:p>0</text:p>
          </table:table-cell>
          <table:table-cell office:value-type="float" office:value="0.1149941" calcext:value-type="float">
            <text:p>0.1149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711341" calcext:value-type="float">
            <text:p>4.711341E-13</text:p>
          </table:table-cell>
          <table:table-cell table:number-columns-repeated="23"/>
        </table:table-row>
        <table:table-row table:style-name="ro1">
          <table:table-cell office:value-type="float" office:value="0.4148166" calcext:value-type="float">
            <text:p>0.4148166</text:p>
          </table:table-cell>
          <table:table-cell office:value-type="float" office:value="0.7189196" calcext:value-type="float">
            <text:p>0.7189196</text:p>
          </table:table-cell>
          <table:table-cell office:value-type="float" office:value="0.03053543" calcext:value-type="float">
            <text:p>0.03053543</text:p>
          </table:table-cell>
          <table:table-cell office:value-type="float" office:value="0.4148166" calcext:value-type="float">
            <text:p>0.4148166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7209501" calcext:value-type="float">
            <text:p>0.007209501</text:p>
          </table:table-cell>
          <table:table-cell office:value-type="float" office:value="1.010108" calcext:value-type="float">
            <text:p>1.010108</text:p>
          </table:table-cell>
          <table:table-cell office:value-type="float" office:value="1.121742" calcext:value-type="float">
            <text:p>1.121742</text:p>
          </table:table-cell>
          <table:table-cell office:value-type="float" office:value="0.007209501" calcext:value-type="float">
            <text:p>0.007209501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7716183" calcext:value-type="float">
            <text:p>7.716183E-06</text:p>
          </table:table-cell>
          <table:table-cell table:number-columns-repeated="23"/>
        </table:table-row>
        <table:table-row table:style-name="ro1">
          <table:table-cell office:value-type="float" office:value="0.4957205" calcext:value-type="float">
            <text:p>0.4957205</text:p>
          </table:table-cell>
          <table:table-cell office:value-type="float" office:value="0.6602332" calcext:value-type="float">
            <text:p>0.6602332</text:p>
          </table:table-cell>
          <table:table-cell office:value-type="float" office:value="0.0705772" calcext:value-type="float">
            <text:p>0.0705772</text:p>
          </table:table-cell>
          <table:table-cell office:value-type="float" office:value="0.4957205" calcext:value-type="float">
            <text:p>0.4957205</text:p>
          </table:table-cell>
          <table:table-cell office:value-type="float" office:value="0.5315723" calcext:value-type="float">
            <text:p>0.531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1739597" calcext:value-type="float">
            <text:p>0.1739597</text:p>
          </table:table-cell>
          <table:table-cell office:value-type="float" office:value="0.900555" calcext:value-type="float">
            <text:p>0.900555</text:p>
          </table:table-cell>
          <table:table-cell office:value-type="float" office:value="0.3654715" calcext:value-type="float">
            <text:p>0.3654715</text:p>
          </table:table-cell>
          <table:table-cell office:value-type="float" office:value="0.1739597" calcext:value-type="float">
            <text:p>0.1739597</text:p>
          </table:table-cell>
          <table:table-cell office:value-type="float" office:value="0.3927827" calcext:value-type="float">
            <text:p>0.39278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667871" calcext:value-type="float">
            <text:p>0.07667871</text:p>
          </table:table-cell>
          <table:table-cell table:number-columns-repeated="23"/>
        </table:table-row>
        <table:table-row table:style-name="ro1">
          <table:table-cell office:value-type="float" office:value="0.000000000001894035" calcext:value-type="float">
            <text:p>1.894035E-12</text:p>
          </table:table-cell>
          <table:table-cell office:value-type="float" office:value="1.114438" calcext:value-type="float">
            <text:p>1.114438</text:p>
          </table:table-cell>
          <table:table-cell office:value-type="float" office:value="0.0003928485" calcext:value-type="float">
            <text:p>0.0003928485</text:p>
          </table:table-cell>
          <table:table-cell office:value-type="float" office:value="0.000000000001894035" calcext:value-type="float">
            <text:p>1.894035E-12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382816" calcext:value-type="float">
            <text:p>2.382816E-07</text:p>
          </table:table-cell>
          <table:table-cell table:number-columns-repeated="23"/>
        </table:table-row>
        <table:table-row table:style-name="ro1">
          <table:table-cell office:value-type="float" office:value="0.8149211" calcext:value-type="float">
            <text:p>0.8149211</text:p>
          </table:table-cell>
          <table:table-cell office:value-type="float" office:value="0.4204216" calcext:value-type="float">
            <text:p>0.4204216</text:p>
          </table:table-cell>
          <table:table-cell office:value-type="float" office:value="1.621792" calcext:value-type="float">
            <text:p>1.621792</text:p>
          </table:table-cell>
          <table:table-cell office:value-type="float" office:value="0.8149211" calcext:value-type="float">
            <text:p>0.8149211</text:p>
          </table:table-cell>
          <table:table-cell office:value-type="float" office:value="0.5410683" calcext:value-type="float">
            <text:p>0.5410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6932088" calcext:value-type="float">
            <text:p>0.006932088</text:p>
          </table:table-cell>
          <table:table-cell office:value-type="float" office:value="1.010212" calcext:value-type="float">
            <text:p>1.010212</text:p>
          </table:table-cell>
          <table:table-cell office:value-type="float" office:value="0.1083245" calcext:value-type="float">
            <text:p>0.1083245</text:p>
          </table:table-cell>
          <table:table-cell office:value-type="float" office:value="0.006932088" calcext:value-type="float">
            <text:p>0.006932088</text:p>
          </table:table-cell>
          <table:table-cell office:value-type="float" office:value="0.09743314" calcext:value-type="float">
            <text:p>0.09743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6386749" calcext:value-type="float">
            <text:p>6.386749E-05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4994" calcext:value-type="float">
            <text:p>1.114994</text:p>
          </table:table-cell>
          <table:table-cell office:value-type="float" office:value="0.008405538" calcext:value-type="float">
            <text:p>0.008405538</text:p>
          </table:table-cell>
          <table:table-cell office:value-type="float" office:value="0" calcext:value-type="float">
            <text:p>0</text:p>
          </table:table-cell>
          <table:table-cell office:value-type="float" office:value="0.1149941" calcext:value-type="float">
            <text:p>0.1149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0000000001019713" calcext:value-type="float">
            <text:p>1.019713E-12</text:p>
          </table:table-cell>
          <table:table-cell office:value-type="float" office:value="1.114438" calcext:value-type="float">
            <text:p>1.114438</text:p>
          </table:table-cell>
          <table:table-cell office:value-type="float" office:value="0.0003983835" calcext:value-type="float">
            <text:p>0.0003983835</text:p>
          </table:table-cell>
          <table:table-cell office:value-type="float" office:value="0.000000000001019713" calcext:value-type="float">
            <text:p>1.019713E-12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709043" calcext:value-type="float">
            <text:p>2.709043E-07</text:p>
          </table:table-cell>
          <table:table-cell table:number-columns-repeated="23"/>
        </table:table-row>
        <table:table-row table:style-name="ro1">
          <table:table-cell office:value-type="float" office:value="0.0000000005836647" calcext:value-type="float">
            <text:p>5.836647E-10</text:p>
          </table:table-cell>
          <table:table-cell office:value-type="float" office:value="1.114414" calcext:value-type="float">
            <text:p>1.114414</text:p>
          </table:table-cell>
          <table:table-cell office:value-type="float" office:value="0.00004881352" calcext:value-type="float">
            <text:p>4.881352E-05</text:p>
          </table:table-cell>
          <table:table-cell office:value-type="float" office:value="0.0000000005836647" calcext:value-type="float">
            <text:p>5.836647E-10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773304" calcext:value-type="float">
            <text:p>0.06773304</text:p>
          </table:table-cell>
          <table:table-cell table:number-columns-repeated="23"/>
        </table:table-row>
        <table:table-row table:style-name="ro1">
          <table:table-cell office:value-type="float" office:value="0.00000000001452544" calcext:value-type="float">
            <text:p>1.452544E-11</text:p>
          </table:table-cell>
          <table:table-cell office:value-type="float" office:value="1.114435" calcext:value-type="float">
            <text:p>1.114435</text:p>
          </table:table-cell>
          <table:table-cell office:value-type="float" office:value="0.0003560689" calcext:value-type="float">
            <text:p>0.0003560689</text:p>
          </table:table-cell>
          <table:table-cell office:value-type="float" office:value="0.00000000001452544" calcext:value-type="float">
            <text:p>1.452544E-11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8080634" calcext:value-type="float">
            <text:p>8.080634E-06</text:p>
          </table:table-cell>
          <table:table-cell table:number-columns-repeated="23"/>
        </table:table-row>
        <table:table-row table:style-name="ro1">
          <table:table-cell office:value-type="float" office:value="0.252256" calcext:value-type="float">
            <text:p>0.252256</text:p>
          </table:table-cell>
          <table:table-cell office:value-type="float" office:value="0.8360145" calcext:value-type="float">
            <text:p>0.8360145</text:p>
          </table:table-cell>
          <table:table-cell office:value-type="float" office:value="0.2874947" calcext:value-type="float">
            <text:p>0.2874947</text:p>
          </table:table-cell>
          <table:table-cell office:value-type="float" office:value="0.252256" calcext:value-type="float">
            <text:p>0.252256</text:p>
          </table:table-cell>
          <table:table-cell office:value-type="float" office:value="0.4383755" calcext:value-type="float">
            <text:p>0.4383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314947" calcext:value-type="float">
            <text:p>0.0002314947</text:p>
          </table:table-cell>
          <table:table-cell table:number-columns-repeated="23"/>
        </table:table-row>
        <table:table-row table:style-name="ro1">
          <table:table-cell office:value-type="float" office:value="0.9773336" calcext:value-type="float">
            <text:p>0.9773336</text:p>
          </table:table-cell>
          <table:table-cell office:value-type="float" office:value="0.3032838" calcext:value-type="float">
            <text:p>0.3032838</text:p>
          </table:table-cell>
          <table:table-cell office:value-type="float" office:value="0.3668622" calcext:value-type="float">
            <text:p>0.3668622</text:p>
          </table:table-cell>
          <table:table-cell office:value-type="float" office:value="0.9773336" calcext:value-type="float">
            <text:p>0.9773336</text:p>
          </table:table-cell>
          <table:table-cell office:value-type="float" office:value="0.5235275" calcext:value-type="float">
            <text:p>0.5235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33538" calcext:value-type="float">
            <text:p>0.03933538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344759" calcext:value-type="float">
            <text:p>1.344759E-05</text:p>
          </table:table-cell>
          <table:table-cell table:number-columns-repeated="23"/>
        </table:table-row>
        <table:table-row table:style-name="ro1">
          <table:table-cell office:value-type="float" office:value="0.653238" calcext:value-type="float">
            <text:p>0.653238</text:p>
          </table:table-cell>
          <table:table-cell office:value-type="float" office:value="0.5378373" calcext:value-type="float">
            <text:p>0.5378373</text:p>
          </table:table-cell>
          <table:table-cell office:value-type="float" office:value="0.5566309" calcext:value-type="float">
            <text:p>0.5566309</text:p>
          </table:table-cell>
          <table:table-cell office:value-type="float" office:value="0.653238" calcext:value-type="float">
            <text:p>0.653238</text:p>
          </table:table-cell>
          <table:table-cell office:value-type="float" office:value="0.5412249" calcext:value-type="float">
            <text:p>0.5412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63403" calcext:value-type="float">
            <text:p>0.07763403</text:p>
          </table:table-cell>
          <table:table-cell table:number-columns-repeated="23"/>
        </table:table-row>
        <table:table-row table:style-name="ro1">
          <table:table-cell office:value-type="float" office:value="0.574992" calcext:value-type="float">
            <text:p>0.574992</text:p>
          </table:table-cell>
          <table:table-cell office:value-type="float" office:value="0.5997291" calcext:value-type="float">
            <text:p>0.5997291</text:p>
          </table:table-cell>
          <table:table-cell office:value-type="float" office:value="0.187603" calcext:value-type="float">
            <text:p>0.187603</text:p>
          </table:table-cell>
          <table:table-cell office:value-type="float" office:value="0.574992" calcext:value-type="float">
            <text:p>0.574992</text:p>
          </table:table-cell>
          <table:table-cell office:value-type="float" office:value="0.5410548" calcext:value-type="float">
            <text:p>0.5410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59792" calcext:value-type="float">
            <text:p>0.1559792</text:p>
          </table:table-cell>
          <table:table-cell table:number-columns-repeated="23"/>
        </table:table-row>
        <table:table-row table:style-name="ro1">
          <table:table-cell office:value-type="float" office:value="0.1748987" calcext:value-type="float">
            <text:p>0.1748987</text:p>
          </table:table-cell>
          <table:table-cell office:value-type="float" office:value="0.8992283" calcext:value-type="float">
            <text:p>0.8992283</text:p>
          </table:table-cell>
          <table:table-cell office:value-type="float" office:value="0.4068406" calcext:value-type="float">
            <text:p>0.4068406</text:p>
          </table:table-cell>
          <table:table-cell office:value-type="float" office:value="0.1748987" calcext:value-type="float">
            <text:p>0.1748987</text:p>
          </table:table-cell>
          <table:table-cell office:value-type="float" office:value="0.3927827" calcext:value-type="float">
            <text:p>0.39278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17897" calcext:value-type="float">
            <text:p>0.001717897</text:p>
          </table:table-cell>
          <table:table-cell table:number-columns-repeated="23"/>
        </table:table-row>
        <table:table-row table:style-name="ro1">
          <table:table-cell office:value-type="float" office:value="0.4957205" calcext:value-type="float">
            <text:p>0.4957205</text:p>
          </table:table-cell>
          <table:table-cell office:value-type="float" office:value="0.6602332" calcext:value-type="float">
            <text:p>0.6602332</text:p>
          </table:table-cell>
          <table:table-cell office:value-type="float" office:value="0.0705772" calcext:value-type="float">
            <text:p>0.0705772</text:p>
          </table:table-cell>
          <table:table-cell office:value-type="float" office:value="0.4957205" calcext:value-type="float">
            <text:p>0.4957205</text:p>
          </table:table-cell>
          <table:table-cell office:value-type="float" office:value="0.5315723" calcext:value-type="float">
            <text:p>0.531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0000000009996095" calcext:value-type="float">
            <text:p>9.996095E-12</text:p>
          </table:table-cell>
          <table:table-cell office:value-type="float" office:value="1.114436" calcext:value-type="float">
            <text:p>1.114436</text:p>
          </table:table-cell>
          <table:table-cell office:value-type="float" office:value="0.0003658801" calcext:value-type="float">
            <text:p>0.0003658801</text:p>
          </table:table-cell>
          <table:table-cell office:value-type="float" office:value="0.000000000009996095" calcext:value-type="float">
            <text:p>9.996095E-12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7235708" calcext:value-type="float">
            <text:p>7.235708E-08</text:p>
          </table:table-cell>
          <table:table-cell table:number-columns-repeated="23"/>
        </table:table-row>
        <table:table-row table:style-name="ro1">
          <table:table-cell office:value-type="float" office:value="0.1757169" calcext:value-type="float">
            <text:p>0.1757169</text:p>
          </table:table-cell>
          <table:table-cell office:value-type="float" office:value="0.8992255" calcext:value-type="float">
            <text:p>0.8992255</text:p>
          </table:table-cell>
          <table:table-cell office:value-type="float" office:value="0.04060662" calcext:value-type="float">
            <text:p>0.04060662</text:p>
          </table:table-cell>
          <table:table-cell office:value-type="float" office:value="0.1757169" calcext:value-type="float">
            <text:p>0.1757169</text:p>
          </table:table-cell>
          <table:table-cell office:value-type="float" office:value="0.3941811" calcext:value-type="float">
            <text:p>0.3941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894396" calcext:value-type="float">
            <text:p>0.03894396</text:p>
          </table:table-cell>
          <table:table-cell table:number-columns-repeated="23"/>
        </table:table-row>
        <table:table-row table:style-name="ro1">
          <table:table-cell office:value-type="float" office:value="0.006932088" calcext:value-type="float">
            <text:p>0.006932088</text:p>
          </table:table-cell>
          <table:table-cell office:value-type="float" office:value="1.010212" calcext:value-type="float">
            <text:p>1.010212</text:p>
          </table:table-cell>
          <table:table-cell office:value-type="float" office:value="0.1083245" calcext:value-type="float">
            <text:p>0.1083245</text:p>
          </table:table-cell>
          <table:table-cell office:value-type="float" office:value="0.006932088" calcext:value-type="float">
            <text:p>0.006932088</text:p>
          </table:table-cell>
          <table:table-cell office:value-type="float" office:value="0.09743314" calcext:value-type="float">
            <text:p>0.09743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419235" calcext:value-type="float">
            <text:p>0.0001419235</text:p>
          </table:table-cell>
          <table:table-cell table:number-columns-repeated="23"/>
        </table:table-row>
        <table:table-row table:style-name="ro1">
          <table:table-cell office:value-type="float" office:value="0.4148166" calcext:value-type="float">
            <text:p>0.4148166</text:p>
          </table:table-cell>
          <table:table-cell office:value-type="float" office:value="0.7189196" calcext:value-type="float">
            <text:p>0.7189196</text:p>
          </table:table-cell>
          <table:table-cell office:value-type="float" office:value="0.03053543" calcext:value-type="float">
            <text:p>0.03053543</text:p>
          </table:table-cell>
          <table:table-cell office:value-type="float" office:value="0.4148166" calcext:value-type="float">
            <text:p>0.4148166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649181" calcext:value-type="float">
            <text:p>0.07649181</text:p>
          </table:table-cell>
          <table:table-cell table:number-columns-repeated="23"/>
        </table:table-row>
        <table:table-row table:style-name="ro1">
          <table:table-cell office:value-type="float" office:value="0.000000000007602233" calcext:value-type="float">
            <text:p>7.602233E-12</text:p>
          </table:table-cell>
          <table:table-cell office:value-type="float" office:value="1.114437" calcext:value-type="float">
            <text:p>1.114437</text:p>
          </table:table-cell>
          <table:table-cell office:value-type="float" office:value="0.0003719891" calcext:value-type="float">
            <text:p>0.0003719891</text:p>
          </table:table-cell>
          <table:table-cell office:value-type="float" office:value="0.000000000007602233" calcext:value-type="float">
            <text:p>7.602233E-12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898014" calcext:value-type="float">
            <text:p>0.000000898</text:p>
          </table:table-cell>
          <table:table-cell table:number-columns-repeated="23"/>
        </table:table-row>
        <table:table-row table:style-name="ro1">
          <table:table-cell office:value-type="float" office:value="0.00000000001071208" calcext:value-type="float">
            <text:p>1.071208E-11</text:p>
          </table:table-cell>
          <table:table-cell office:value-type="float" office:value="1.114436" calcext:value-type="float">
            <text:p>1.114436</text:p>
          </table:table-cell>
          <table:table-cell office:value-type="float" office:value="0.0003641994" calcext:value-type="float">
            <text:p>0.0003641994</text:p>
          </table:table-cell>
          <table:table-cell office:value-type="float" office:value="0.00000000001071208" calcext:value-type="float">
            <text:p>1.071208E-11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3500399" calcext:value-type="float">
            <text:p>0.00000035</text:p>
          </table:table-cell>
          <table:table-cell table:number-columns-repeated="23"/>
        </table:table-row>
        <table:table-row table:style-name="ro1">
          <table:table-cell office:value-type="float" office:value="0.2522806" calcext:value-type="float">
            <text:p>0.2522806</text:p>
          </table:table-cell>
          <table:table-cell office:value-type="float" office:value="0.8356024" calcext:value-type="float">
            <text:p>0.8356024</text:p>
          </table:table-cell>
          <table:table-cell office:value-type="float" office:value="0.009607878" calcext:value-type="float">
            <text:p>0.009607878</text:p>
          </table:table-cell>
          <table:table-cell office:value-type="float" office:value="0.2522806" calcext:value-type="float">
            <text:p>0.2522806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6932917" calcext:value-type="float">
            <text:p>6.932917E-06</text:p>
          </table:table-cell>
          <table:table-cell table:number-columns-repeated="23"/>
        </table:table-row>
        <table:table-row table:style-name="ro1">
          <table:table-cell office:value-type="float" office:value="0.007224584" calcext:value-type="float">
            <text:p>0.007224584</text:p>
          </table:table-cell>
          <table:table-cell office:value-type="float" office:value="1.010015" calcext:value-type="float">
            <text:p>1.010015</text:p>
          </table:table-cell>
          <table:table-cell office:value-type="float" office:value="2.396107" calcext:value-type="float">
            <text:p>2.396107</text:p>
          </table:table-cell>
          <table:table-cell office:value-type="float" office:value="0.007224584" calcext:value-type="float">
            <text:p>0.007224584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28124" calcext:value-type="float">
            <text:p>0.04328124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092015" calcext:value-type="float">
            <text:p>2.092015E-07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19121" calcext:value-type="float">
            <text:p>0.03919121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7224584" calcext:value-type="float">
            <text:p>0.007224584</text:p>
          </table:table-cell>
          <table:table-cell office:value-type="float" office:value="1.010015" calcext:value-type="float">
            <text:p>1.010015</text:p>
          </table:table-cell>
          <table:table-cell office:value-type="float" office:value="2.396107" calcext:value-type="float">
            <text:p>2.396107</text:p>
          </table:table-cell>
          <table:table-cell office:value-type="float" office:value="0.007224584" calcext:value-type="float">
            <text:p>0.007224584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4994" calcext:value-type="float">
            <text:p>1.114994</text:p>
          </table:table-cell>
          <table:table-cell office:value-type="float" office:value="0.008405538" calcext:value-type="float">
            <text:p>0.008405538</text:p>
          </table:table-cell>
          <table:table-cell office:value-type="float" office:value="0" calcext:value-type="float">
            <text:p>0</text:p>
          </table:table-cell>
          <table:table-cell office:value-type="float" office:value="0.1149941" calcext:value-type="float">
            <text:p>0.1149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3422541" calcext:value-type="float">
            <text:p>0.0003422541</text:p>
          </table:table-cell>
          <table:table-cell table:number-columns-repeated="23"/>
        </table:table-row>
        <table:table-row table:style-name="ro1">
          <table:table-cell office:value-type="float" office:value="0.9773336" calcext:value-type="float">
            <text:p>0.9773336</text:p>
          </table:table-cell>
          <table:table-cell office:value-type="float" office:value="0.3032838" calcext:value-type="float">
            <text:p>0.3032838</text:p>
          </table:table-cell>
          <table:table-cell office:value-type="float" office:value="0.3668622" calcext:value-type="float">
            <text:p>0.3668622</text:p>
          </table:table-cell>
          <table:table-cell office:value-type="float" office:value="0.9773336" calcext:value-type="float">
            <text:p>0.9773336</text:p>
          </table:table-cell>
          <table:table-cell office:value-type="float" office:value="0.5235275" calcext:value-type="float">
            <text:p>0.5235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7224584" calcext:value-type="float">
            <text:p>0.007224584</text:p>
          </table:table-cell>
          <table:table-cell office:value-type="float" office:value="1.010015" calcext:value-type="float">
            <text:p>1.010015</text:p>
          </table:table-cell>
          <table:table-cell office:value-type="float" office:value="2.396107" calcext:value-type="float">
            <text:p>2.396107</text:p>
          </table:table-cell>
          <table:table-cell office:value-type="float" office:value="0.007224584" calcext:value-type="float">
            <text:p>0.007224584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33538" calcext:value-type="float">
            <text:p>0.03933538</text:p>
          </table:table-cell>
          <table:table-cell table:number-columns-repeated="23"/>
        </table:table-row>
        <table:table-row table:style-name="ro1">
          <table:table-cell office:value-type="float" office:value="0.007224584" calcext:value-type="float">
            <text:p>0.007224584</text:p>
          </table:table-cell>
          <table:table-cell office:value-type="float" office:value="1.010015" calcext:value-type="float">
            <text:p>1.010015</text:p>
          </table:table-cell>
          <table:table-cell office:value-type="float" office:value="2.396107" calcext:value-type="float">
            <text:p>2.396107</text:p>
          </table:table-cell>
          <table:table-cell office:value-type="float" office:value="0.007224584" calcext:value-type="float">
            <text:p>0.007224584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22806" calcext:value-type="float">
            <text:p>0.2522806</text:p>
          </table:table-cell>
          <table:table-cell office:value-type="float" office:value="0.8356024" calcext:value-type="float">
            <text:p>0.8356024</text:p>
          </table:table-cell>
          <table:table-cell office:value-type="float" office:value="0.009607878" calcext:value-type="float">
            <text:p>0.009607878</text:p>
          </table:table-cell>
          <table:table-cell office:value-type="float" office:value="0.2522806" calcext:value-type="float">
            <text:p>0.2522806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22806" calcext:value-type="float">
            <text:p>0.2522806</text:p>
          </table:table-cell>
          <table:table-cell office:value-type="float" office:value="0.8356024" calcext:value-type="float">
            <text:p>0.8356024</text:p>
          </table:table-cell>
          <table:table-cell office:value-type="float" office:value="0.009607878" calcext:value-type="float">
            <text:p>0.009607878</text:p>
          </table:table-cell>
          <table:table-cell office:value-type="float" office:value="0.2522806" calcext:value-type="float">
            <text:p>0.2522806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8149211" calcext:value-type="float">
            <text:p>0.8149211</text:p>
          </table:table-cell>
          <table:table-cell office:value-type="float" office:value="0.4204216" calcext:value-type="float">
            <text:p>0.4204216</text:p>
          </table:table-cell>
          <table:table-cell office:value-type="float" office:value="1.621792" calcext:value-type="float">
            <text:p>1.621792</text:p>
          </table:table-cell>
          <table:table-cell office:value-type="float" office:value="0.8149211" calcext:value-type="float">
            <text:p>0.8149211</text:p>
          </table:table-cell>
          <table:table-cell office:value-type="float" office:value="0.5410683" calcext:value-type="float">
            <text:p>0.5410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6932088" calcext:value-type="float">
            <text:p>0.006932088</text:p>
          </table:table-cell>
          <table:table-cell office:value-type="float" office:value="1.010212" calcext:value-type="float">
            <text:p>1.010212</text:p>
          </table:table-cell>
          <table:table-cell office:value-type="float" office:value="0.1083245" calcext:value-type="float">
            <text:p>0.1083245</text:p>
          </table:table-cell>
          <table:table-cell office:value-type="float" office:value="0.006932088" calcext:value-type="float">
            <text:p>0.006932088</text:p>
          </table:table-cell>
          <table:table-cell office:value-type="float" office:value="0.09743314" calcext:value-type="float">
            <text:p>0.09743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7224584" calcext:value-type="float">
            <text:p>0.007224584</text:p>
          </table:table-cell>
          <table:table-cell office:value-type="float" office:value="1.010015" calcext:value-type="float">
            <text:p>1.010015</text:p>
          </table:table-cell>
          <table:table-cell office:value-type="float" office:value="2.396107" calcext:value-type="float">
            <text:p>2.396107</text:p>
          </table:table-cell>
          <table:table-cell office:value-type="float" office:value="0.007224584" calcext:value-type="float">
            <text:p>0.007224584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06446" calcext:value-type="float">
            <text:p>0.03406446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8149211" calcext:value-type="float">
            <text:p>0.8149211</text:p>
          </table:table-cell>
          <table:table-cell office:value-type="float" office:value="0.4204216" calcext:value-type="float">
            <text:p>0.4204216</text:p>
          </table:table-cell>
          <table:table-cell office:value-type="float" office:value="1.621792" calcext:value-type="float">
            <text:p>1.621792</text:p>
          </table:table-cell>
          <table:table-cell office:value-type="float" office:value="0.8149211" calcext:value-type="float">
            <text:p>0.8149211</text:p>
          </table:table-cell>
          <table:table-cell office:value-type="float" office:value="0.5410683" calcext:value-type="float">
            <text:p>0.5410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02422" calcext:value-type="float">
            <text:p>1.02422E-05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3665394" calcext:value-type="float">
            <text:p>3.665394E-05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403292" calcext:value-type="float">
            <text:p>2.403292E-07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77382" calcext:value-type="float">
            <text:p>0.000577382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4994" calcext:value-type="float">
            <text:p>1.114994</text:p>
          </table:table-cell>
          <table:table-cell office:value-type="float" office:value="0.008405538" calcext:value-type="float">
            <text:p>0.008405538</text:p>
          </table:table-cell>
          <table:table-cell office:value-type="float" office:value="0" calcext:value-type="float">
            <text:p>0</text:p>
          </table:table-cell>
          <table:table-cell office:value-type="float" office:value="0.1149941" calcext:value-type="float">
            <text:p>0.1149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7224584" calcext:value-type="float">
            <text:p>0.007224584</text:p>
          </table:table-cell>
          <table:table-cell office:value-type="float" office:value="1.010015" calcext:value-type="float">
            <text:p>1.010015</text:p>
          </table:table-cell>
          <table:table-cell office:value-type="float" office:value="2.396107" calcext:value-type="float">
            <text:p>2.396107</text:p>
          </table:table-cell>
          <table:table-cell office:value-type="float" office:value="0.007224584" calcext:value-type="float">
            <text:p>0.007224584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4994" calcext:value-type="float">
            <text:p>1.114994</text:p>
          </table:table-cell>
          <table:table-cell office:value-type="float" office:value="0.008405538" calcext:value-type="float">
            <text:p>0.008405538</text:p>
          </table:table-cell>
          <table:table-cell office:value-type="float" office:value="0" calcext:value-type="float">
            <text:p>0</text:p>
          </table:table-cell>
          <table:table-cell office:value-type="float" office:value="0.1149941" calcext:value-type="float">
            <text:p>0.1149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000000001071208" calcext:value-type="float">
            <text:p>1.071208E-11</text:p>
          </table:table-cell>
          <table:table-cell office:value-type="float" office:value="1.114436" calcext:value-type="float">
            <text:p>1.114436</text:p>
          </table:table-cell>
          <table:table-cell office:value-type="float" office:value="0.0003641994" calcext:value-type="float">
            <text:p>0.0003641994</text:p>
          </table:table-cell>
          <table:table-cell office:value-type="float" office:value="0.00000000001071208" calcext:value-type="float">
            <text:p>1.071208E-11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950901" calcext:value-type="float">
            <text:p>1.950901E-12</text:p>
          </table:table-cell>
          <table:table-cell table:number-columns-repeated="23"/>
        </table:table-row>
        <table:table-row table:style-name="ro1">
          <table:table-cell office:value-type="float" office:value="0.000000000008135917" calcext:value-type="float">
            <text:p>8.135917E-12</text:p>
          </table:table-cell>
          <table:table-cell office:value-type="float" office:value="1.114436" calcext:value-type="float">
            <text:p>1.114436</text:p>
          </table:table-cell>
          <table:table-cell office:value-type="float" office:value="0.000370552" calcext:value-type="float">
            <text:p>0.000370552</text:p>
          </table:table-cell>
          <table:table-cell office:value-type="float" office:value="0.000000000008135917" calcext:value-type="float">
            <text:p>8.135917E-12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60505" calcext:value-type="float">
            <text:p>2.60505E-07</text:p>
          </table:table-cell>
          <table:table-cell table:number-columns-repeated="23"/>
        </table:table-row>
        <table:table-row table:style-name="ro1">
          <table:table-cell office:value-type="float" office:value="0.000000000007602233" calcext:value-type="float">
            <text:p>7.602233E-12</text:p>
          </table:table-cell>
          <table:table-cell office:value-type="float" office:value="1.114437" calcext:value-type="float">
            <text:p>1.114437</text:p>
          </table:table-cell>
          <table:table-cell office:value-type="float" office:value="0.0003719891" calcext:value-type="float">
            <text:p>0.0003719891</text:p>
          </table:table-cell>
          <table:table-cell office:value-type="float" office:value="0.000000000007602233" calcext:value-type="float">
            <text:p>7.602233E-12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2500113" calcext:value-type="float">
            <text:p>2.500113E-09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7209501" calcext:value-type="float">
            <text:p>0.007209501</text:p>
          </table:table-cell>
          <table:table-cell office:value-type="float" office:value="1.010108" calcext:value-type="float">
            <text:p>1.010108</text:p>
          </table:table-cell>
          <table:table-cell office:value-type="float" office:value="1.121742" calcext:value-type="float">
            <text:p>1.121742</text:p>
          </table:table-cell>
          <table:table-cell office:value-type="float" office:value="0.007209501" calcext:value-type="float">
            <text:p>0.007209501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419235" calcext:value-type="float">
            <text:p>0.0001419235</text:p>
          </table:table-cell>
          <table:table-cell table:number-columns-repeated="23"/>
        </table:table-row>
        <table:table-row table:style-name="ro1">
          <table:table-cell office:value-type="float" office:value="0.007224584" calcext:value-type="float">
            <text:p>0.007224584</text:p>
          </table:table-cell>
          <table:table-cell office:value-type="float" office:value="1.010015" calcext:value-type="float">
            <text:p>1.010015</text:p>
          </table:table-cell>
          <table:table-cell office:value-type="float" office:value="2.396107" calcext:value-type="float">
            <text:p>2.396107</text:p>
          </table:table-cell>
          <table:table-cell office:value-type="float" office:value="0.007224584" calcext:value-type="float">
            <text:p>0.007224584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000000001071208" calcext:value-type="float">
            <text:p>1.071208E-11</text:p>
          </table:table-cell>
          <table:table-cell office:value-type="float" office:value="1.114436" calcext:value-type="float">
            <text:p>1.114436</text:p>
          </table:table-cell>
          <table:table-cell office:value-type="float" office:value="0.0003641994" calcext:value-type="float">
            <text:p>0.0003641994</text:p>
          </table:table-cell>
          <table:table-cell office:value-type="float" office:value="0.00000000001071208" calcext:value-type="float">
            <text:p>1.071208E-11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8149211" calcext:value-type="float">
            <text:p>0.8149211</text:p>
          </table:table-cell>
          <table:table-cell office:value-type="float" office:value="0.4204216" calcext:value-type="float">
            <text:p>0.4204216</text:p>
          </table:table-cell>
          <table:table-cell office:value-type="float" office:value="1.621792" calcext:value-type="float">
            <text:p>1.621792</text:p>
          </table:table-cell>
          <table:table-cell office:value-type="float" office:value="0.8149211" calcext:value-type="float">
            <text:p>0.8149211</text:p>
          </table:table-cell>
          <table:table-cell office:value-type="float" office:value="0.5410683" calcext:value-type="float">
            <text:p>0.5410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4085" calcext:value-type="float">
            <text:p>0.0774085</text:p>
          </table:table-cell>
          <table:table-cell table:number-columns-repeated="23"/>
        </table:table-row>
        <table:table-row table:style-name="ro1">
          <table:table-cell office:value-type="float" office:value="0.0000000002464658" calcext:value-type="float">
            <text:p>2.464658E-10</text:p>
          </table:table-cell>
          <table:table-cell office:value-type="float" office:value="1.114423" calcext:value-type="float">
            <text:p>1.114423</text:p>
          </table:table-cell>
          <table:table-cell office:value-type="float" office:value="0.000176539" calcext:value-type="float">
            <text:p>0.000176539</text:p>
          </table:table-cell>
          <table:table-cell office:value-type="float" office:value="0.0000000002464658" calcext:value-type="float">
            <text:p>2.464658E-10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320273" calcext:value-type="float">
            <text:p>1.320273E-05</text:p>
          </table:table-cell>
          <table:table-cell table:number-columns-repeated="23"/>
        </table:table-row>
        <table:table-row table:style-name="ro1">
          <table:table-cell office:value-type="float" office:value="0.2522806" calcext:value-type="float">
            <text:p>0.2522806</text:p>
          </table:table-cell>
          <table:table-cell office:value-type="float" office:value="0.8356024" calcext:value-type="float">
            <text:p>0.8356024</text:p>
          </table:table-cell>
          <table:table-cell office:value-type="float" office:value="0.009607878" calcext:value-type="float">
            <text:p>0.009607878</text:p>
          </table:table-cell>
          <table:table-cell office:value-type="float" office:value="0.2522806" calcext:value-type="float">
            <text:p>0.2522806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055432" calcext:value-type="float">
            <text:p>0.04055432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7224584" calcext:value-type="float">
            <text:p>0.007224584</text:p>
          </table:table-cell>
          <table:table-cell office:value-type="float" office:value="1.010015" calcext:value-type="float">
            <text:p>1.010015</text:p>
          </table:table-cell>
          <table:table-cell office:value-type="float" office:value="2.396107" calcext:value-type="float">
            <text:p>2.396107</text:p>
          </table:table-cell>
          <table:table-cell office:value-type="float" office:value="0.007224584" calcext:value-type="float">
            <text:p>0.007224584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7209501" calcext:value-type="float">
            <text:p>0.007209501</text:p>
          </table:table-cell>
          <table:table-cell office:value-type="float" office:value="1.010108" calcext:value-type="float">
            <text:p>1.010108</text:p>
          </table:table-cell>
          <table:table-cell office:value-type="float" office:value="1.121742" calcext:value-type="float">
            <text:p>1.121742</text:p>
          </table:table-cell>
          <table:table-cell office:value-type="float" office:value="0.007209501" calcext:value-type="float">
            <text:p>0.007209501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732691" calcext:value-type="float">
            <text:p>5.732691E-05</text:p>
          </table:table-cell>
          <table:table-cell table:number-columns-repeated="23"/>
        </table:table-row>
        <table:table-row table:style-name="ro1">
          <table:table-cell office:value-type="float" office:value="0.006932088" calcext:value-type="float">
            <text:p>0.006932088</text:p>
          </table:table-cell>
          <table:table-cell office:value-type="float" office:value="1.010212" calcext:value-type="float">
            <text:p>1.010212</text:p>
          </table:table-cell>
          <table:table-cell office:value-type="float" office:value="0.1083245" calcext:value-type="float">
            <text:p>0.1083245</text:p>
          </table:table-cell>
          <table:table-cell office:value-type="float" office:value="0.006932088" calcext:value-type="float">
            <text:p>0.006932088</text:p>
          </table:table-cell>
          <table:table-cell office:value-type="float" office:value="0.09743314" calcext:value-type="float">
            <text:p>0.09743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418658" calcext:value-type="float">
            <text:p>0.06418658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7209501" calcext:value-type="float">
            <text:p>0.007209501</text:p>
          </table:table-cell>
          <table:table-cell office:value-type="float" office:value="1.010108" calcext:value-type="float">
            <text:p>1.010108</text:p>
          </table:table-cell>
          <table:table-cell office:value-type="float" office:value="1.121742" calcext:value-type="float">
            <text:p>1.121742</text:p>
          </table:table-cell>
          <table:table-cell office:value-type="float" office:value="0.007209501" calcext:value-type="float">
            <text:p>0.007209501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2267" calcext:value-type="float">
            <text:p>0.252267</text:p>
          </table:table-cell>
          <table:table-cell office:value-type="float" office:value="0.8356185" calcext:value-type="float">
            <text:p>0.8356185</text:p>
          </table:table-cell>
          <table:table-cell office:value-type="float" office:value="0.02441448" calcext:value-type="float">
            <text:p>0.02441448</text:p>
          </table:table-cell>
          <table:table-cell office:value-type="float" office:value="0.252267" calcext:value-type="float">
            <text:p>0.252267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68974" calcext:value-type="float">
            <text:p>1.68974E-05</text:p>
          </table:table-cell>
          <table:table-cell table:number-columns-repeated="23"/>
        </table:table-row>
        <table:table-row table:style-name="ro1">
          <table:table-cell office:value-type="float" office:value="0.8149276" calcext:value-type="float">
            <text:p>0.8149276</text:p>
          </table:table-cell>
          <table:table-cell office:value-type="float" office:value="0.4204104" calcext:value-type="float">
            <text:p>0.4204104</text:p>
          </table:table-cell>
          <table:table-cell office:value-type="float" office:value="2.027509" calcext:value-type="float">
            <text:p>2.027509</text:p>
          </table:table-cell>
          <table:table-cell office:value-type="float" office:value="0.8149276" calcext:value-type="float">
            <text:p>0.8149276</text:p>
          </table:table-cell>
          <table:table-cell office:value-type="float" office:value="0.5410578" calcext:value-type="float">
            <text:p>0.54105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084533" calcext:value-type="float">
            <text:p>0.0001084533</text:p>
          </table:table-cell>
          <table:table-cell table:number-columns-repeated="23"/>
        </table:table-row>
        <table:table-row table:style-name="ro1">
          <table:table-cell office:value-type="float" office:value="0.4142201" calcext:value-type="float">
            <text:p>0.4142201</text:p>
          </table:table-cell>
          <table:table-cell office:value-type="float" office:value="0.7195839" calcext:value-type="float">
            <text:p>0.7195839</text:p>
          </table:table-cell>
          <table:table-cell office:value-type="float" office:value="2.690875" calcext:value-type="float">
            <text:p>2.690875</text:p>
          </table:table-cell>
          <table:table-cell office:value-type="float" office:value="0.4142201" calcext:value-type="float">
            <text:p>0.4142201</text:p>
          </table:table-cell>
          <table:table-cell office:value-type="float" office:value="0.5106123" calcext:value-type="float">
            <text:p>0.5106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468458" calcext:value-type="float">
            <text:p>0.0002468458</text:p>
          </table:table-cell>
          <table:table-cell table:number-columns-repeated="23"/>
        </table:table-row>
        <table:table-row table:style-name="ro1">
          <table:table-cell office:value-type="float" office:value="0.2522552" calcext:value-type="float">
            <text:p>0.2522552</text:p>
          </table:table-cell>
          <table:table-cell office:value-type="float" office:value="0.8360155" calcext:value-type="float">
            <text:p>0.8360155</text:p>
          </table:table-cell>
          <table:table-cell office:value-type="float" office:value="0.2893094" calcext:value-type="float">
            <text:p>0.2893094</text:p>
          </table:table-cell>
          <table:table-cell office:value-type="float" office:value="0.2522552" calcext:value-type="float">
            <text:p>0.2522552</text:p>
          </table:table-cell>
          <table:table-cell office:value-type="float" office:value="0.4383756" calcext:value-type="float">
            <text:p>0.4383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597425" calcext:value-type="float">
            <text:p>0.0002597425</text:p>
          </table:table-cell>
          <table:table-cell table:number-columns-repeated="23"/>
        </table:table-row>
        <table:table-row table:style-name="ro1">
          <table:table-cell office:value-type="float" office:value="0.2518586" calcext:value-type="float">
            <text:p>0.2518586</text:p>
          </table:table-cell>
          <table:table-cell office:value-type="float" office:value="0.8361061" calcext:value-type="float">
            <text:p>0.8361061</text:p>
          </table:table-cell>
          <table:table-cell office:value-type="float" office:value="1.868295" calcext:value-type="float">
            <text:p>1.868295</text:p>
          </table:table-cell>
          <table:table-cell office:value-type="float" office:value="0.2518586" calcext:value-type="float">
            <text:p>0.2518586</text:p>
          </table:table-cell>
          <table:table-cell office:value-type="float" office:value="0.4378912" calcext:value-type="float">
            <text:p>0.4378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68381" calcext:value-type="float">
            <text:p>0.000268381</text:p>
          </table:table-cell>
          <table:table-cell table:number-columns-repeated="23"/>
        </table:table-row>
        <table:table-row table:style-name="ro1">
          <table:table-cell office:value-type="float" office:value="0.0000000000009209104" calcext:value-type="float">
            <text:p>9.209104E-13</text:p>
          </table:table-cell>
          <table:table-cell office:value-type="float" office:value="1.114438" calcext:value-type="float">
            <text:p>1.114438</text:p>
          </table:table-cell>
          <table:table-cell office:value-type="float" office:value="0.0003991413" calcext:value-type="float">
            <text:p>0.0003991413</text:p>
          </table:table-cell>
          <table:table-cell office:value-type="float" office:value="0.0000000000009209104" calcext:value-type="float">
            <text:p>9.209104E-13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3422867" calcext:value-type="float">
            <text:p>0.0003422867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812428" calcext:value-type="float">
            <text:p>0.0004812428</text:p>
          </table:table-cell>
          <table:table-cell table:number-columns-repeated="23"/>
        </table:table-row>
        <table:table-row table:style-name="ro1">
          <table:table-cell office:value-type="float" office:value="0.4957205" calcext:value-type="float">
            <text:p>0.4957205</text:p>
          </table:table-cell>
          <table:table-cell office:value-type="float" office:value="0.6602332" calcext:value-type="float">
            <text:p>0.6602332</text:p>
          </table:table-cell>
          <table:table-cell office:value-type="float" office:value="0.0705772" calcext:value-type="float">
            <text:p>0.0705772</text:p>
          </table:table-cell>
          <table:table-cell office:value-type="float" office:value="0.4957205" calcext:value-type="float">
            <text:p>0.4957205</text:p>
          </table:table-cell>
          <table:table-cell office:value-type="float" office:value="0.5315723" calcext:value-type="float">
            <text:p>0.531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957205" calcext:value-type="float">
            <text:p>0.4957205</text:p>
          </table:table-cell>
          <table:table-cell office:value-type="float" office:value="0.6602332" calcext:value-type="float">
            <text:p>0.6602332</text:p>
          </table:table-cell>
          <table:table-cell office:value-type="float" office:value="0.0705772" calcext:value-type="float">
            <text:p>0.0705772</text:p>
          </table:table-cell>
          <table:table-cell office:value-type="float" office:value="0.4957205" calcext:value-type="float">
            <text:p>0.4957205</text:p>
          </table:table-cell>
          <table:table-cell office:value-type="float" office:value="0.5315723" calcext:value-type="float">
            <text:p>0.531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6932088" calcext:value-type="float">
            <text:p>0.006932088</text:p>
          </table:table-cell>
          <table:table-cell office:value-type="float" office:value="1.010212" calcext:value-type="float">
            <text:p>1.010212</text:p>
          </table:table-cell>
          <table:table-cell office:value-type="float" office:value="0.1083245" calcext:value-type="float">
            <text:p>0.1083245</text:p>
          </table:table-cell>
          <table:table-cell office:value-type="float" office:value="0.006932088" calcext:value-type="float">
            <text:p>0.006932088</text:p>
          </table:table-cell>
          <table:table-cell office:value-type="float" office:value="0.09743314" calcext:value-type="float">
            <text:p>0.09743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46428" calcext:value-type="float">
            <text:p>0.003546428</text:p>
          </table:table-cell>
          <table:table-cell table:number-columns-repeated="23"/>
        </table:table-row>
        <table:table-row table:style-name="ro1">
          <table:table-cell office:value-type="float" office:value="0.0000000005814885" calcext:value-type="float">
            <text:p>5.814885E-10</text:p>
          </table:table-cell>
          <table:table-cell office:value-type="float" office:value="1.114414" calcext:value-type="float">
            <text:p>1.114414</text:p>
          </table:table-cell>
          <table:table-cell office:value-type="float" office:value="0.00004949403" calcext:value-type="float">
            <text:p>0.000049494</text:p>
          </table:table-cell>
          <table:table-cell office:value-type="float" office:value="0.0000000005814885" calcext:value-type="float">
            <text:p>5.814885E-10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2948511" calcext:value-type="float">
            <text:p>2.948511E-08</text:p>
          </table:table-cell>
          <table:table-cell table:number-columns-repeated="23"/>
        </table:table-row>
        <table:table-row table:style-name="ro1">
          <table:table-cell office:value-type="float" office:value="0.007224584" calcext:value-type="float">
            <text:p>0.007224584</text:p>
          </table:table-cell>
          <table:table-cell office:value-type="float" office:value="1.010015" calcext:value-type="float">
            <text:p>1.010015</text:p>
          </table:table-cell>
          <table:table-cell office:value-type="float" office:value="2.396107" calcext:value-type="float">
            <text:p>2.396107</text:p>
          </table:table-cell>
          <table:table-cell office:value-type="float" office:value="0.007224584" calcext:value-type="float">
            <text:p>0.007224584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2201" calcext:value-type="float">
            <text:p>0.4142201</text:p>
          </table:table-cell>
          <table:table-cell office:value-type="float" office:value="0.7195839" calcext:value-type="float">
            <text:p>0.7195839</text:p>
          </table:table-cell>
          <table:table-cell office:value-type="float" office:value="2.690875" calcext:value-type="float">
            <text:p>2.690875</text:p>
          </table:table-cell>
          <table:table-cell office:value-type="float" office:value="0.4142201" calcext:value-type="float">
            <text:p>0.4142201</text:p>
          </table:table-cell>
          <table:table-cell office:value-type="float" office:value="0.5106123" calcext:value-type="float">
            <text:p>0.5106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3593045" calcext:value-type="float">
            <text:p>0.0003593045</text:p>
          </table:table-cell>
          <table:table-cell table:number-columns-repeated="23"/>
        </table:table-row>
        <table:table-row table:style-name="ro1">
          <table:table-cell office:value-type="float" office:value="0.7347126" calcext:value-type="float">
            <text:p>0.7347126</text:p>
          </table:table-cell>
          <table:table-cell office:value-type="float" office:value="0.4794721" calcext:value-type="float">
            <text:p>0.4794721</text:p>
          </table:table-cell>
          <table:table-cell office:value-type="float" office:value="0.01875695" calcext:value-type="float">
            <text:p>0.01875695</text:p>
          </table:table-cell>
          <table:table-cell office:value-type="float" office:value="0.7347126" calcext:value-type="float">
            <text:p>0.7347126</text:p>
          </table:table-cell>
          <table:table-cell office:value-type="float" office:value="0.5448434" calcext:value-type="float">
            <text:p>0.5448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7347126" calcext:value-type="float">
            <text:p>0.7347126</text:p>
          </table:table-cell>
          <table:table-cell office:value-type="float" office:value="0.4794721" calcext:value-type="float">
            <text:p>0.4794721</text:p>
          </table:table-cell>
          <table:table-cell office:value-type="float" office:value="0.01875695" calcext:value-type="float">
            <text:p>0.01875695</text:p>
          </table:table-cell>
          <table:table-cell office:value-type="float" office:value="0.7347126" calcext:value-type="float">
            <text:p>0.7347126</text:p>
          </table:table-cell>
          <table:table-cell office:value-type="float" office:value="0.5448434" calcext:value-type="float">
            <text:p>0.5448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957205" calcext:value-type="float">
            <text:p>0.4957205</text:p>
          </table:table-cell>
          <table:table-cell office:value-type="float" office:value="0.6602332" calcext:value-type="float">
            <text:p>0.6602332</text:p>
          </table:table-cell>
          <table:table-cell office:value-type="float" office:value="0.0705772" calcext:value-type="float">
            <text:p>0.0705772</text:p>
          </table:table-cell>
          <table:table-cell office:value-type="float" office:value="0.4957205" calcext:value-type="float">
            <text:p>0.4957205</text:p>
          </table:table-cell>
          <table:table-cell office:value-type="float" office:value="0.5315723" calcext:value-type="float">
            <text:p>0.531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773336" calcext:value-type="float">
            <text:p>0.9773336</text:p>
          </table:table-cell>
          <table:table-cell office:value-type="float" office:value="0.3032838" calcext:value-type="float">
            <text:p>0.3032838</text:p>
          </table:table-cell>
          <table:table-cell office:value-type="float" office:value="0.3668622" calcext:value-type="float">
            <text:p>0.3668622</text:p>
          </table:table-cell>
          <table:table-cell office:value-type="float" office:value="0.9773336" calcext:value-type="float">
            <text:p>0.9773336</text:p>
          </table:table-cell>
          <table:table-cell office:value-type="float" office:value="0.5235275" calcext:value-type="float">
            <text:p>0.5235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957205" calcext:value-type="float">
            <text:p>0.4957205</text:p>
          </table:table-cell>
          <table:table-cell office:value-type="float" office:value="0.6602332" calcext:value-type="float">
            <text:p>0.6602332</text:p>
          </table:table-cell>
          <table:table-cell office:value-type="float" office:value="0.0705772" calcext:value-type="float">
            <text:p>0.0705772</text:p>
          </table:table-cell>
          <table:table-cell office:value-type="float" office:value="0.4957205" calcext:value-type="float">
            <text:p>0.4957205</text:p>
          </table:table-cell>
          <table:table-cell office:value-type="float" office:value="0.5315723" calcext:value-type="float">
            <text:p>0.531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7347126" calcext:value-type="float">
            <text:p>0.7347126</text:p>
          </table:table-cell>
          <table:table-cell office:value-type="float" office:value="0.4794721" calcext:value-type="float">
            <text:p>0.4794721</text:p>
          </table:table-cell>
          <table:table-cell office:value-type="float" office:value="0.01875695" calcext:value-type="float">
            <text:p>0.01875695</text:p>
          </table:table-cell>
          <table:table-cell office:value-type="float" office:value="0.7347126" calcext:value-type="float">
            <text:p>0.7347126</text:p>
          </table:table-cell>
          <table:table-cell office:value-type="float" office:value="0.5448434" calcext:value-type="float">
            <text:p>0.5448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4085" calcext:value-type="float">
            <text:p>0.0774085</text:p>
          </table:table-cell>
          <table:table-cell table:number-columns-repeated="23"/>
        </table:table-row>
        <table:table-row table:style-name="ro1">
          <table:table-cell office:value-type="float" office:value="0.7347126" calcext:value-type="float">
            <text:p>0.7347126</text:p>
          </table:table-cell>
          <table:table-cell office:value-type="float" office:value="0.4794721" calcext:value-type="float">
            <text:p>0.4794721</text:p>
          </table:table-cell>
          <table:table-cell office:value-type="float" office:value="0.01875695" calcext:value-type="float">
            <text:p>0.01875695</text:p>
          </table:table-cell>
          <table:table-cell office:value-type="float" office:value="0.7347126" calcext:value-type="float">
            <text:p>0.7347126</text:p>
          </table:table-cell>
          <table:table-cell office:value-type="float" office:value="0.5448434" calcext:value-type="float">
            <text:p>0.5448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68208" calcext:value-type="float">
            <text:p>0.04168208</text:p>
          </table:table-cell>
          <table:table-cell table:number-columns-repeated="23"/>
        </table:table-row>
        <table:table-row table:style-name="ro1">
          <table:table-cell office:value-type="float" office:value="0.4142201" calcext:value-type="float">
            <text:p>0.4142201</text:p>
          </table:table-cell>
          <table:table-cell office:value-type="float" office:value="0.7195839" calcext:value-type="float">
            <text:p>0.7195839</text:p>
          </table:table-cell>
          <table:table-cell office:value-type="float" office:value="2.690875" calcext:value-type="float">
            <text:p>2.690875</text:p>
          </table:table-cell>
          <table:table-cell office:value-type="float" office:value="0.4142201" calcext:value-type="float">
            <text:p>0.4142201</text:p>
          </table:table-cell>
          <table:table-cell office:value-type="float" office:value="0.5106123" calcext:value-type="float">
            <text:p>0.5106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683105" calcext:value-type="float">
            <text:p>0.0002683105</text:p>
          </table:table-cell>
          <table:table-cell table:number-columns-repeated="23"/>
        </table:table-row>
        <table:table-row table:style-name="ro1">
          <table:table-cell office:value-type="float" office:value="0.007224584" calcext:value-type="float">
            <text:p>0.007224584</text:p>
          </table:table-cell>
          <table:table-cell office:value-type="float" office:value="1.010015" calcext:value-type="float">
            <text:p>1.010015</text:p>
          </table:table-cell>
          <table:table-cell office:value-type="float" office:value="2.396107" calcext:value-type="float">
            <text:p>2.396107</text:p>
          </table:table-cell>
          <table:table-cell office:value-type="float" office:value="0.007224584" calcext:value-type="float">
            <text:p>0.007224584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650431" calcext:value-type="float">
            <text:p>6.50431E-05</text:p>
          </table:table-cell>
          <table:table-cell table:number-columns-repeated="23"/>
        </table:table-row>
        <table:table-row table:style-name="ro1">
          <table:table-cell office:value-type="float" office:value="0.0000000005814885" calcext:value-type="float">
            <text:p>5.814885E-10</text:p>
          </table:table-cell>
          <table:table-cell office:value-type="float" office:value="1.114414" calcext:value-type="float">
            <text:p>1.114414</text:p>
          </table:table-cell>
          <table:table-cell office:value-type="float" office:value="0.00004949403" calcext:value-type="float">
            <text:p>0.000049494</text:p>
          </table:table-cell>
          <table:table-cell office:value-type="float" office:value="0.0000000005814885" calcext:value-type="float">
            <text:p>5.814885E-10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5471967" calcext:value-type="float">
            <text:p>0.000005472</text:p>
          </table:table-cell>
          <table:table-cell table:number-columns-repeated="23"/>
        </table:table-row>
        <table:table-row table:style-name="ro1">
          <table:table-cell office:value-type="float" office:value="0.006932088" calcext:value-type="float">
            <text:p>0.006932088</text:p>
          </table:table-cell>
          <table:table-cell office:value-type="float" office:value="1.010212" calcext:value-type="float">
            <text:p>1.010212</text:p>
          </table:table-cell>
          <table:table-cell office:value-type="float" office:value="0.1083245" calcext:value-type="float">
            <text:p>0.1083245</text:p>
          </table:table-cell>
          <table:table-cell office:value-type="float" office:value="0.006932088" calcext:value-type="float">
            <text:p>0.006932088</text:p>
          </table:table-cell>
          <table:table-cell office:value-type="float" office:value="0.09743314" calcext:value-type="float">
            <text:p>0.09743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3315313" calcext:value-type="float">
            <text:p>0.3315313</text:p>
          </table:table-cell>
          <table:table-cell office:value-type="float" office:value="0.7749594" calcext:value-type="float">
            <text:p>0.7749594</text:p>
          </table:table-cell>
          <table:table-cell office:value-type="float" office:value="0.03233121" calcext:value-type="float">
            <text:p>0.03233121</text:p>
          </table:table-cell>
          <table:table-cell office:value-type="float" office:value="0.3315313" calcext:value-type="float">
            <text:p>0.3315313</text:p>
          </table:table-cell>
          <table:table-cell office:value-type="float" office:value="0.4740182" calcext:value-type="float">
            <text:p>0.4740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35503" calcext:value-type="float">
            <text:p>0.03735503</text:p>
          </table:table-cell>
          <table:table-cell table:number-columns-repeated="23"/>
        </table:table-row>
        <table:table-row table:style-name="ro1">
          <table:table-cell office:value-type="float" office:value="0.4148166" calcext:value-type="float">
            <text:p>0.4148166</text:p>
          </table:table-cell>
          <table:table-cell office:value-type="float" office:value="0.7189196" calcext:value-type="float">
            <text:p>0.7189196</text:p>
          </table:table-cell>
          <table:table-cell office:value-type="float" office:value="0.03053543" calcext:value-type="float">
            <text:p>0.03053543</text:p>
          </table:table-cell>
          <table:table-cell office:value-type="float" office:value="0.4148166" calcext:value-type="float">
            <text:p>0.4148166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092015" calcext:value-type="float">
            <text:p>2.092015E-07</text:p>
          </table:table-cell>
          <table:table-cell table:number-columns-repeated="23"/>
        </table:table-row>
        <table:table-row table:style-name="ro1">
          <table:table-cell office:value-type="float" office:value="0.8995992" calcext:value-type="float">
            <text:p>0.8995992</text:p>
          </table:table-cell>
          <table:table-cell office:value-type="float" office:value="0.3679229" calcext:value-type="float">
            <text:p>0.3679229</text:p>
          </table:table-cell>
          <table:table-cell office:value-type="float" office:value="0.1882857" calcext:value-type="float">
            <text:p>0.1882857</text:p>
          </table:table-cell>
          <table:table-cell office:value-type="float" office:value="0.8995992" calcext:value-type="float">
            <text:p>0.8995992</text:p>
          </table:table-cell>
          <table:table-cell office:value-type="float" office:value="0.5479985" calcext:value-type="float">
            <text:p>0.5479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645442" calcext:value-type="float">
            <text:p>0.07645442</text:p>
          </table:table-cell>
          <table:table-cell table:number-columns-repeated="23"/>
        </table:table-row>
        <table:table-row table:style-name="ro1">
          <table:table-cell office:value-type="float" office:value="0.8149211" calcext:value-type="float">
            <text:p>0.8149211</text:p>
          </table:table-cell>
          <table:table-cell office:value-type="float" office:value="0.4204216" calcext:value-type="float">
            <text:p>0.4204216</text:p>
          </table:table-cell>
          <table:table-cell office:value-type="float" office:value="1.621792" calcext:value-type="float">
            <text:p>1.621792</text:p>
          </table:table-cell>
          <table:table-cell office:value-type="float" office:value="0.8149211" calcext:value-type="float">
            <text:p>0.8149211</text:p>
          </table:table-cell>
          <table:table-cell office:value-type="float" office:value="0.5410683" calcext:value-type="float">
            <text:p>0.5410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359" calcext:value-type="float">
            <text:p>0.2518359</text:p>
          </table:table-cell>
          <table:table-cell office:value-type="float" office:value="0.8363552" calcext:value-type="float">
            <text:p>0.8363552</text:p>
          </table:table-cell>
          <table:table-cell office:value-type="float" office:value="2.275435" calcext:value-type="float">
            <text:p>2.275435</text:p>
          </table:table-cell>
          <table:table-cell office:value-type="float" office:value="0.2518359" calcext:value-type="float">
            <text:p>0.2518359</text:p>
          </table:table-cell>
          <table:table-cell office:value-type="float" office:value="0.4381719" calcext:value-type="float">
            <text:p>0.4381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3315313" calcext:value-type="float">
            <text:p>0.3315313</text:p>
          </table:table-cell>
          <table:table-cell office:value-type="float" office:value="0.7749594" calcext:value-type="float">
            <text:p>0.7749594</text:p>
          </table:table-cell>
          <table:table-cell office:value-type="float" office:value="0.03233121" calcext:value-type="float">
            <text:p>0.03233121</text:p>
          </table:table-cell>
          <table:table-cell office:value-type="float" office:value="0.3315313" calcext:value-type="float">
            <text:p>0.3315313</text:p>
          </table:table-cell>
          <table:table-cell office:value-type="float" office:value="0.4740182" calcext:value-type="float">
            <text:p>0.4740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4079" calcext:value-type="float">
            <text:p>0.0744079</text:p>
          </table:table-cell>
          <table:table-cell table:number-columns-repeated="23"/>
        </table:table-row>
        <table:table-row table:style-name="ro1">
          <table:table-cell office:value-type="float" office:value="0.2522806" calcext:value-type="float">
            <text:p>0.2522806</text:p>
          </table:table-cell>
          <table:table-cell office:value-type="float" office:value="0.8356024" calcext:value-type="float">
            <text:p>0.8356024</text:p>
          </table:table-cell>
          <table:table-cell office:value-type="float" office:value="0.009607878" calcext:value-type="float">
            <text:p>0.009607878</text:p>
          </table:table-cell>
          <table:table-cell office:value-type="float" office:value="0.2522806" calcext:value-type="float">
            <text:p>0.2522806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91825" calcext:value-type="float">
            <text:p>0.091825</text:p>
          </table:table-cell>
          <table:table-cell office:value-type="float" office:value="0.9547144" calcext:value-type="float">
            <text:p>0.9547144</text:p>
          </table:table-cell>
          <table:table-cell office:value-type="float" office:value="0.02757619" calcext:value-type="float">
            <text:p>0.02757619</text:p>
          </table:table-cell>
          <table:table-cell office:value-type="float" office:value="0.091825" calcext:value-type="float">
            <text:p>0.091825</text:p>
          </table:table-cell>
          <table:table-cell office:value-type="float" office:value="0.3002511" calcext:value-type="float">
            <text:p>0.300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773336" calcext:value-type="float">
            <text:p>0.9773336</text:p>
          </table:table-cell>
          <table:table-cell office:value-type="float" office:value="0.3032838" calcext:value-type="float">
            <text:p>0.3032838</text:p>
          </table:table-cell>
          <table:table-cell office:value-type="float" office:value="0.3668622" calcext:value-type="float">
            <text:p>0.3668622</text:p>
          </table:table-cell>
          <table:table-cell office:value-type="float" office:value="0.9773336" calcext:value-type="float">
            <text:p>0.9773336</text:p>
          </table:table-cell>
          <table:table-cell office:value-type="float" office:value="0.5235275" calcext:value-type="float">
            <text:p>0.5235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19121" calcext:value-type="float">
            <text:p>0.03919121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4994" calcext:value-type="float">
            <text:p>1.114994</text:p>
          </table:table-cell>
          <table:table-cell office:value-type="float" office:value="0.008405538" calcext:value-type="float">
            <text:p>0.008405538</text:p>
          </table:table-cell>
          <table:table-cell office:value-type="float" office:value="0" calcext:value-type="float">
            <text:p>0</text:p>
          </table:table-cell>
          <table:table-cell office:value-type="float" office:value="0.1149941" calcext:value-type="float">
            <text:p>0.1149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0000000007623424" calcext:value-type="float">
            <text:p>7.623424E-12</text:p>
          </table:table-cell>
          <table:table-cell office:value-type="float" office:value="1.114437" calcext:value-type="float">
            <text:p>1.114437</text:p>
          </table:table-cell>
          <table:table-cell office:value-type="float" office:value="0.0003719311" calcext:value-type="float">
            <text:p>0.0003719311</text:p>
          </table:table-cell>
          <table:table-cell office:value-type="float" office:value="0.000000000007623424" calcext:value-type="float">
            <text:p>7.623424E-12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618663" calcext:value-type="float">
            <text:p>6.18663E-08</text:p>
          </table:table-cell>
          <table:table-cell table:number-columns-repeated="23"/>
        </table:table-row>
        <table:table-row table:style-name="ro1">
          <table:table-cell office:value-type="float" office:value="0.000000000001894035" calcext:value-type="float">
            <text:p>1.894035E-12</text:p>
          </table:table-cell>
          <table:table-cell office:value-type="float" office:value="1.114438" calcext:value-type="float">
            <text:p>1.114438</text:p>
          </table:table-cell>
          <table:table-cell office:value-type="float" office:value="0.0003928485" calcext:value-type="float">
            <text:p>0.0003928485</text:p>
          </table:table-cell>
          <table:table-cell office:value-type="float" office:value="0.000000000001894035" calcext:value-type="float">
            <text:p>1.894035E-12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8980169" calcext:value-type="float">
            <text:p>0.000000898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3952708" calcext:value-type="float">
            <text:p>3.952708E-06</text:p>
          </table:table-cell>
          <table:table-cell table:number-columns-repeated="23"/>
        </table:table-row>
        <table:table-row table:style-name="ro1">
          <table:table-cell office:value-type="float" office:value="0.2518359" calcext:value-type="float">
            <text:p>0.2518359</text:p>
          </table:table-cell>
          <table:table-cell office:value-type="float" office:value="0.8363552" calcext:value-type="float">
            <text:p>0.8363552</text:p>
          </table:table-cell>
          <table:table-cell office:value-type="float" office:value="2.275435" calcext:value-type="float">
            <text:p>2.275435</text:p>
          </table:table-cell>
          <table:table-cell office:value-type="float" office:value="0.2518359" calcext:value-type="float">
            <text:p>0.2518359</text:p>
          </table:table-cell>
          <table:table-cell office:value-type="float" office:value="0.4381719" calcext:value-type="float">
            <text:p>0.4381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66919" calcext:value-type="float">
            <text:p>0.07766919</text:p>
          </table:table-cell>
          <table:table-cell table:number-columns-repeated="23"/>
        </table:table-row>
        <table:table-row table:style-name="ro1">
          <table:table-cell office:value-type="float" office:value="0.091825" calcext:value-type="float">
            <text:p>0.091825</text:p>
          </table:table-cell>
          <table:table-cell office:value-type="float" office:value="0.9547144" calcext:value-type="float">
            <text:p>0.9547144</text:p>
          </table:table-cell>
          <table:table-cell office:value-type="float" office:value="0.02757619" calcext:value-type="float">
            <text:p>0.02757619</text:p>
          </table:table-cell>
          <table:table-cell office:value-type="float" office:value="0.091825" calcext:value-type="float">
            <text:p>0.091825</text:p>
          </table:table-cell>
          <table:table-cell office:value-type="float" office:value="0.3002511" calcext:value-type="float">
            <text:p>0.300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28124" calcext:value-type="float">
            <text:p>0.04328124</text:p>
          </table:table-cell>
          <table:table-cell table:number-columns-repeated="23"/>
        </table:table-row>
        <table:table-row table:style-name="ro1">
          <table:table-cell office:value-type="float" office:value="0.3315313" calcext:value-type="float">
            <text:p>0.3315313</text:p>
          </table:table-cell>
          <table:table-cell office:value-type="float" office:value="0.7749594" calcext:value-type="float">
            <text:p>0.7749594</text:p>
          </table:table-cell>
          <table:table-cell office:value-type="float" office:value="0.03233121" calcext:value-type="float">
            <text:p>0.03233121</text:p>
          </table:table-cell>
          <table:table-cell office:value-type="float" office:value="0.3315313" calcext:value-type="float">
            <text:p>0.3315313</text:p>
          </table:table-cell>
          <table:table-cell office:value-type="float" office:value="0.4740182" calcext:value-type="float">
            <text:p>0.4740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8149211" calcext:value-type="float">
            <text:p>0.8149211</text:p>
          </table:table-cell>
          <table:table-cell office:value-type="float" office:value="0.4204216" calcext:value-type="float">
            <text:p>0.4204216</text:p>
          </table:table-cell>
          <table:table-cell office:value-type="float" office:value="1.621792" calcext:value-type="float">
            <text:p>1.621792</text:p>
          </table:table-cell>
          <table:table-cell office:value-type="float" office:value="0.8149211" calcext:value-type="float">
            <text:p>0.8149211</text:p>
          </table:table-cell>
          <table:table-cell office:value-type="float" office:value="0.5410683" calcext:value-type="float">
            <text:p>0.5410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8152172" calcext:value-type="float">
            <text:p>0.8152172</text:p>
          </table:table-cell>
          <table:table-cell office:value-type="float" office:value="0.4202398" calcext:value-type="float">
            <text:p>0.4202398</text:p>
          </table:table-cell>
          <table:table-cell office:value-type="float" office:value="0.04572564" calcext:value-type="float">
            <text:p>0.04572564</text:p>
          </table:table-cell>
          <table:table-cell office:value-type="float" office:value="0.8152172" calcext:value-type="float">
            <text:p>0.8152172</text:p>
          </table:table-cell>
          <table:table-cell office:value-type="float" office:value="0.5411025" calcext:value-type="float">
            <text:p>0.5411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564904" calcext:value-type="float">
            <text:p>0.07564904</text:p>
          </table:table-cell>
          <table:table-cell table:number-columns-repeated="23"/>
        </table:table-row>
        <table:table-row table:style-name="ro1">
          <table:table-cell office:value-type="float" office:value="0.2522561" calcext:value-type="float">
            <text:p>0.2522561</text:p>
          </table:table-cell>
          <table:table-cell office:value-type="float" office:value="0.8356405" calcext:value-type="float">
            <text:p>0.8356405</text:p>
          </table:table-cell>
          <table:table-cell office:value-type="float" office:value="0.04126397" calcext:value-type="float">
            <text:p>0.04126397</text:p>
          </table:table-cell>
          <table:table-cell office:value-type="float" office:value="0.2522561" calcext:value-type="float">
            <text:p>0.2522561</text:p>
          </table:table-cell>
          <table:table-cell office:value-type="float" office:value="0.4379026" calcext:value-type="float">
            <text:p>0.4379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49535" calcext:value-type="float">
            <text:p>0.000249535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4994" calcext:value-type="float">
            <text:p>1.114994</text:p>
          </table:table-cell>
          <table:table-cell office:value-type="float" office:value="0.008405538" calcext:value-type="float">
            <text:p>0.008405538</text:p>
          </table:table-cell>
          <table:table-cell office:value-type="float" office:value="0" calcext:value-type="float">
            <text:p>0</text:p>
          </table:table-cell>
          <table:table-cell office:value-type="float" office:value="0.1149941" calcext:value-type="float">
            <text:p>0.1149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653238" calcext:value-type="float">
            <text:p>0.653238</text:p>
          </table:table-cell>
          <table:table-cell office:value-type="float" office:value="0.5378373" calcext:value-type="float">
            <text:p>0.5378373</text:p>
          </table:table-cell>
          <table:table-cell office:value-type="float" office:value="0.5566309" calcext:value-type="float">
            <text:p>0.5566309</text:p>
          </table:table-cell>
          <table:table-cell office:value-type="float" office:value="0.653238" calcext:value-type="float">
            <text:p>0.653238</text:p>
          </table:table-cell>
          <table:table-cell office:value-type="float" office:value="0.5412249" calcext:value-type="float">
            <text:p>0.5412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7445" calcext:value-type="float">
            <text:p>0.4147445</text:p>
          </table:table-cell>
          <table:table-cell office:value-type="float" office:value="0.7190006" calcext:value-type="float">
            <text:p>0.7190006</text:p>
          </table:table-cell>
          <table:table-cell office:value-type="float" office:value="0.1070392" calcext:value-type="float">
            <text:p>0.1070392</text:p>
          </table:table-cell>
          <table:table-cell office:value-type="float" office:value="0.4147445" calcext:value-type="float">
            <text:p>0.4147445</text:p>
          </table:table-cell>
          <table:table-cell office:value-type="float" office:value="0.5105003" calcext:value-type="float">
            <text:p>0.5105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139554" calcext:value-type="float">
            <text:p>0.0007139554</text:p>
          </table:table-cell>
          <table:table-cell table:number-columns-repeated="23"/>
        </table:table-row>
        <table:table-row table:style-name="ro1">
          <table:table-cell office:value-type="float" office:value="0.000000000009996095" calcext:value-type="float">
            <text:p>9.996095E-12</text:p>
          </table:table-cell>
          <table:table-cell office:value-type="float" office:value="1.114436" calcext:value-type="float">
            <text:p>1.114436</text:p>
          </table:table-cell>
          <table:table-cell office:value-type="float" office:value="0.0003658801" calcext:value-type="float">
            <text:p>0.0003658801</text:p>
          </table:table-cell>
          <table:table-cell office:value-type="float" office:value="0.000000000009996095" calcext:value-type="float">
            <text:p>9.996095E-12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011359" calcext:value-type="float">
            <text:p>2.011359E-07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4994" calcext:value-type="float">
            <text:p>1.114994</text:p>
          </table:table-cell>
          <table:table-cell office:value-type="float" office:value="0.008405538" calcext:value-type="float">
            <text:p>0.008405538</text:p>
          </table:table-cell>
          <table:table-cell office:value-type="float" office:value="0" calcext:value-type="float">
            <text:p>0</text:p>
          </table:table-cell>
          <table:table-cell office:value-type="float" office:value="0.1149941" calcext:value-type="float">
            <text:p>0.1149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6" calcext:value-type="float">
            <text:p>0.4148166</text:p>
          </table:table-cell>
          <table:table-cell office:value-type="float" office:value="0.7189196" calcext:value-type="float">
            <text:p>0.7189196</text:p>
          </table:table-cell>
          <table:table-cell office:value-type="float" office:value="0.03053543" calcext:value-type="float">
            <text:p>0.03053543</text:p>
          </table:table-cell>
          <table:table-cell office:value-type="float" office:value="0.4148166" calcext:value-type="float">
            <text:p>0.4148166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403292" calcext:value-type="float">
            <text:p>2.403292E-07</text:p>
          </table:table-cell>
          <table:table-cell table:number-columns-repeated="23"/>
        </table:table-row>
        <table:table-row table:style-name="ro1">
          <table:table-cell office:value-type="float" office:value="0.4957205" calcext:value-type="float">
            <text:p>0.4957205</text:p>
          </table:table-cell>
          <table:table-cell office:value-type="float" office:value="0.6602332" calcext:value-type="float">
            <text:p>0.6602332</text:p>
          </table:table-cell>
          <table:table-cell office:value-type="float" office:value="0.0705772" calcext:value-type="float">
            <text:p>0.0705772</text:p>
          </table:table-cell>
          <table:table-cell office:value-type="float" office:value="0.4957205" calcext:value-type="float">
            <text:p>0.4957205</text:p>
          </table:table-cell>
          <table:table-cell office:value-type="float" office:value="0.5315723" calcext:value-type="float">
            <text:p>0.531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82454" calcext:value-type="float">
            <text:p>0.07782454</text:p>
          </table:table-cell>
          <table:table-cell table:number-columns-repeated="23"/>
        </table:table-row>
        <table:table-row table:style-name="ro1">
          <table:table-cell office:value-type="float" office:value="0.007209501" calcext:value-type="float">
            <text:p>0.007209501</text:p>
          </table:table-cell>
          <table:table-cell office:value-type="float" office:value="1.010108" calcext:value-type="float">
            <text:p>1.010108</text:p>
          </table:table-cell>
          <table:table-cell office:value-type="float" office:value="1.121742" calcext:value-type="float">
            <text:p>1.121742</text:p>
          </table:table-cell>
          <table:table-cell office:value-type="float" office:value="0.007209501" calcext:value-type="float">
            <text:p>0.007209501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957205" calcext:value-type="float">
            <text:p>0.4957205</text:p>
          </table:table-cell>
          <table:table-cell office:value-type="float" office:value="0.6602332" calcext:value-type="float">
            <text:p>0.6602332</text:p>
          </table:table-cell>
          <table:table-cell office:value-type="float" office:value="0.0705772" calcext:value-type="float">
            <text:p>0.0705772</text:p>
          </table:table-cell>
          <table:table-cell office:value-type="float" office:value="0.4957205" calcext:value-type="float">
            <text:p>0.4957205</text:p>
          </table:table-cell>
          <table:table-cell office:value-type="float" office:value="0.5315723" calcext:value-type="float">
            <text:p>0.531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48091" calcext:value-type="float">
            <text:p>0.001048091</text:p>
          </table:table-cell>
          <table:table-cell table:number-columns-repeated="23"/>
        </table:table-row>
        <table:table-row table:style-name="ro1">
          <table:table-cell office:value-type="float" office:value="0.9773336" calcext:value-type="float">
            <text:p>0.9773336</text:p>
          </table:table-cell>
          <table:table-cell office:value-type="float" office:value="0.3032838" calcext:value-type="float">
            <text:p>0.3032838</text:p>
          </table:table-cell>
          <table:table-cell office:value-type="float" office:value="0.3668622" calcext:value-type="float">
            <text:p>0.3668622</text:p>
          </table:table-cell>
          <table:table-cell office:value-type="float" office:value="0.9773336" calcext:value-type="float">
            <text:p>0.9773336</text:p>
          </table:table-cell>
          <table:table-cell office:value-type="float" office:value="0.5235275" calcext:value-type="float">
            <text:p>0.5235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48162" calcext:value-type="float">
            <text:p>0.4148162</text:p>
          </table:table-cell>
          <table:table-cell office:value-type="float" office:value="0.7189199" calcext:value-type="float">
            <text:p>0.7189199</text:p>
          </table:table-cell>
          <table:table-cell office:value-type="float" office:value="0.0308972" calcext:value-type="float">
            <text:p>0.0308972</text:p>
          </table:table-cell>
          <table:table-cell office:value-type="float" office:value="0.4148162" calcext:value-type="float">
            <text:p>0.4148162</text:p>
          </table:table-cell>
          <table:table-cell office:value-type="float" office:value="0.5104836" calcext:value-type="float">
            <text:p>0.5104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4968647" calcext:value-type="float">
            <text:p>4.968647E-05</text:p>
          </table:table-cell>
          <table:table-cell table:number-columns-repeated="23"/>
        </table:table-row>
        <table:table-row table:style-name="ro1">
          <table:table-cell office:value-type="float" office:value="0.2518509" calcext:value-type="float">
            <text:p>0.2518509</text:p>
          </table:table-cell>
          <table:table-cell office:value-type="float" office:value="0.8361155" calcext:value-type="float">
            <text:p>0.8361155</text:p>
          </table:table-cell>
          <table:table-cell office:value-type="float" office:value="2.071075" calcext:value-type="float">
            <text:p>2.071075</text:p>
          </table:table-cell>
          <table:table-cell office:value-type="float" office:value="0.2518509" calcext:value-type="float">
            <text:p>0.2518509</text:p>
          </table:table-cell>
          <table:table-cell office:value-type="float" office:value="0.4378913" calcext:value-type="float">
            <text:p>0.4378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000000001071208" calcext:value-type="float">
            <text:p>1.071208E-11</text:p>
          </table:table-cell>
          <table:table-cell office:value-type="float" office:value="1.114436" calcext:value-type="float">
            <text:p>1.114436</text:p>
          </table:table-cell>
          <table:table-cell office:value-type="float" office:value="0.0003641994" calcext:value-type="float">
            <text:p>0.0003641994</text:p>
          </table:table-cell>
          <table:table-cell office:value-type="float" office:value="0.00000000001071208" calcext:value-type="float">
            <text:p>1.071208E-11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3315313" calcext:value-type="float">
            <text:p>0.3315313</text:p>
          </table:table-cell>
          <table:table-cell office:value-type="float" office:value="0.7749594" calcext:value-type="float">
            <text:p>0.7749594</text:p>
          </table:table-cell>
          <table:table-cell office:value-type="float" office:value="0.03233121" calcext:value-type="float">
            <text:p>0.03233121</text:p>
          </table:table-cell>
          <table:table-cell office:value-type="float" office:value="0.3315313" calcext:value-type="float">
            <text:p>0.3315313</text:p>
          </table:table-cell>
          <table:table-cell office:value-type="float" office:value="0.4740182" calcext:value-type="float">
            <text:p>0.4740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138005" calcext:value-type="float">
            <text:p>0.4138005</text:p>
          </table:table-cell>
          <table:table-cell office:value-type="float" office:value="0.7199846" calcext:value-type="float">
            <text:p>0.7199846</text:p>
          </table:table-cell>
          <table:table-cell office:value-type="float" office:value="0.1774739" calcext:value-type="float">
            <text:p>0.1774739</text:p>
          </table:table-cell>
          <table:table-cell office:value-type="float" office:value="0.4138005" calcext:value-type="float">
            <text:p>0.4138005</text:p>
          </table:table-cell>
          <table:table-cell office:value-type="float" office:value="0.5106123" calcext:value-type="float">
            <text:p>0.5106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595216" calcext:value-type="float">
            <text:p>0.07595216</text:p>
          </table:table-cell>
          <table:table-cell table:number-columns-repeated="23"/>
        </table:table-row>
        <table:table-row table:style-name="ro1">
          <table:table-cell office:value-type="float" office:value="0.1757169" calcext:value-type="float">
            <text:p>0.1757169</text:p>
          </table:table-cell>
          <table:table-cell office:value-type="float" office:value="0.8992255" calcext:value-type="float">
            <text:p>0.8992255</text:p>
          </table:table-cell>
          <table:table-cell office:value-type="float" office:value="0.04060662" calcext:value-type="float">
            <text:p>0.04060662</text:p>
          </table:table-cell>
          <table:table-cell office:value-type="float" office:value="0.1757169" calcext:value-type="float">
            <text:p>0.1757169</text:p>
          </table:table-cell>
          <table:table-cell office:value-type="float" office:value="0.3941811" calcext:value-type="float">
            <text:p>0.3941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14556" calcext:value-type="float">
            <text:p>0.03914556</text:p>
          </table:table-cell>
          <table:table-cell table:number-columns-repeated="23"/>
        </table:table-row>
        <table:table-row table:style-name="ro1">
          <table:table-cell office:value-type="float" office:value="0.9007278" calcext:value-type="float">
            <text:p>0.9007278</text:p>
          </table:table-cell>
          <table:table-cell office:value-type="float" office:value="0.3671417" calcext:value-type="float">
            <text:p>0.3671417</text:p>
          </table:table-cell>
          <table:table-cell office:value-type="float" office:value="0.1856113" calcext:value-type="float">
            <text:p>0.1856113</text:p>
          </table:table-cell>
          <table:table-cell office:value-type="float" office:value="0.9007278" calcext:value-type="float">
            <text:p>0.9007278</text:p>
          </table:table-cell>
          <table:table-cell office:value-type="float" office:value="0.5479318" calcext:value-type="float">
            <text:p>0.5479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2518359" calcext:value-type="float">
            <text:p>0.2518359</text:p>
          </table:table-cell>
          <table:table-cell office:value-type="float" office:value="0.8363552" calcext:value-type="float">
            <text:p>0.8363552</text:p>
          </table:table-cell>
          <table:table-cell office:value-type="float" office:value="2.275435" calcext:value-type="float">
            <text:p>2.275435</text:p>
          </table:table-cell>
          <table:table-cell office:value-type="float" office:value="0.2518359" calcext:value-type="float">
            <text:p>0.2518359</text:p>
          </table:table-cell>
          <table:table-cell office:value-type="float" office:value="0.4381719" calcext:value-type="float">
            <text:p>0.4381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553655" calcext:value-type="float">
            <text:p>0.0001553655</text:p>
          </table:table-cell>
          <table:table-cell table:number-columns-repeated="23"/>
        </table:table-row>
        <table:table-row table:style-name="ro1">
          <table:table-cell office:value-type="float" office:value="0.00000000001071208" calcext:value-type="float">
            <text:p>1.071208E-11</text:p>
          </table:table-cell>
          <table:table-cell office:value-type="float" office:value="1.114436" calcext:value-type="float">
            <text:p>1.114436</text:p>
          </table:table-cell>
          <table:table-cell office:value-type="float" office:value="0.0003641994" calcext:value-type="float">
            <text:p>0.0003641994</text:p>
          </table:table-cell>
          <table:table-cell office:value-type="float" office:value="0.00000000001071208" calcext:value-type="float">
            <text:p>1.071208E-11</text:p>
          </table:table-cell>
          <table:table-cell office:value-type="float" office:value="0.1144395" calcext:value-type="float">
            <text:p>0.1144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9773336" calcext:value-type="float">
            <text:p>0.9773336</text:p>
          </table:table-cell>
          <table:table-cell office:value-type="float" office:value="0.3032838" calcext:value-type="float">
            <text:p>0.3032838</text:p>
          </table:table-cell>
          <table:table-cell office:value-type="float" office:value="0.3668622" calcext:value-type="float">
            <text:p>0.3668622</text:p>
          </table:table-cell>
          <table:table-cell office:value-type="float" office:value="0.9773336" calcext:value-type="float">
            <text:p>0.9773336</text:p>
          </table:table-cell>
          <table:table-cell office:value-type="float" office:value="0.5235275" calcext:value-type="float">
            <text:p>0.5235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4957205" calcext:value-type="float">
            <text:p>0.4957205</text:p>
          </table:table-cell>
          <table:table-cell office:value-type="float" office:value="0.6602332" calcext:value-type="float">
            <text:p>0.6602332</text:p>
          </table:table-cell>
          <table:table-cell office:value-type="float" office:value="0.0705772" calcext:value-type="float">
            <text:p>0.0705772</text:p>
          </table:table-cell>
          <table:table-cell office:value-type="float" office:value="0.4957205" calcext:value-type="float">
            <text:p>0.4957205</text:p>
          </table:table-cell>
          <table:table-cell office:value-type="float" office:value="0.5315723" calcext:value-type="float">
            <text:p>0.531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07209501" calcext:value-type="float">
            <text:p>0.007209501</text:p>
          </table:table-cell>
          <table:table-cell office:value-type="float" office:value="1.010108" calcext:value-type="float">
            <text:p>1.010108</text:p>
          </table:table-cell>
          <table:table-cell office:value-type="float" office:value="1.121742" calcext:value-type="float">
            <text:p>1.121742</text:p>
          </table:table-cell>
          <table:table-cell office:value-type="float" office:value="0.007209501" calcext:value-type="float">
            <text:p>0.007209501</text:p>
          </table:table-cell>
          <table:table-cell office:value-type="float" office:value="0.09912616" calcext:value-type="float">
            <text:p>0.0991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6386749" calcext:value-type="float">
            <text:p>6.386749E-05</text:p>
          </table:table-cell>
          <table:table-cell table:number-columns-repeated="23"/>
        </table:table-row>
        <table:table-row table:style-name="ro1">
          <table:table-cell office:value-type="float" office:value="0.3315313" calcext:value-type="float">
            <text:p>0.3315313</text:p>
          </table:table-cell>
          <table:table-cell office:value-type="float" office:value="0.7749594" calcext:value-type="float">
            <text:p>0.7749594</text:p>
          </table:table-cell>
          <table:table-cell office:value-type="float" office:value="0.03233121" calcext:value-type="float">
            <text:p>0.03233121</text:p>
          </table:table-cell>
          <table:table-cell office:value-type="float" office:value="0.3315313" calcext:value-type="float">
            <text:p>0.3315313</text:p>
          </table:table-cell>
          <table:table-cell office:value-type="float" office:value="0.4740182" calcext:value-type="float">
            <text:p>0.4740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08861" calcext:value-type="float">
            <text:p>0.04208861</text:p>
          </table:table-cell>
          <table:table-cell table:number-columns-repeated="23"/>
        </table:table-row>
        <table:table-row table:style-name="ro1">
          <table:table-cell office:value-type="float" office:value="0.4944976" calcext:value-type="float">
            <text:p>0.4944976</text:p>
          </table:table-cell>
          <table:table-cell office:value-type="float" office:value="0.6609191" calcext:value-type="float">
            <text:p>0.6609191</text:p>
          </table:table-cell>
          <table:table-cell office:value-type="float" office:value="0.1554978" calcext:value-type="float">
            <text:p>0.1554978</text:p>
          </table:table-cell>
          <table:table-cell office:value-type="float" office:value="0.4944976" calcext:value-type="float">
            <text:p>0.4944976</text:p>
          </table:table-cell>
          <table:table-cell office:value-type="float" office:value="0.5310281" calcext:value-type="float">
            <text:p>0.5310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53991" calcext:value-type="float">
            <text:p>0.07753991</text:p>
          </table:table-cell>
          <table:table-cell table:number-columns-repeated="23"/>
        </table:table-row>
        <table:table-row table:style-name="ro1">
          <table:table-cell office:value-type="float" office:value="0.091825" calcext:value-type="float">
            <text:p>0.091825</text:p>
          </table:table-cell>
          <table:table-cell office:value-type="float" office:value="0.9547144" calcext:value-type="float">
            <text:p>0.9547144</text:p>
          </table:table-cell>
          <table:table-cell office:value-type="float" office:value="0.02757619" calcext:value-type="float">
            <text:p>0.02757619</text:p>
          </table:table-cell>
          <table:table-cell office:value-type="float" office:value="0.091825" calcext:value-type="float">
            <text:p>0.091825</text:p>
          </table:table-cell>
          <table:table-cell office:value-type="float" office:value="0.3002511" calcext:value-type="float">
            <text:p>0.300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608427" calcext:value-type="float">
            <text:p>0.07608427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00:45.424820813</dc:date>
    <meta:editing-duration>PT35S</meta:editing-duration>
    <meta:editing-cycles>1</meta:editing-cycles>
    <meta:document-statistic meta:table-count="1" meta:cell-count="150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scatter" chart:style-name="ch1">
        <chart:legend chart:legend-position="end" svg:x="13.75cm" svg:y="4.203cm" style:legend-expansion="high" chart:style-name="ch2"/>
        <chart:plot-area chart:style-name="ch3" table:cell-range-address="best_pop.A3:best_pop.B185" svg:x="0.32cm" svg:y="0.18cm" svg:width="13.11cm" svg:height="8.645cm">
          <chartooo:coordinate-region svg:x="1.047cm" svg:y="0.38cm" svg:width="12.14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85" chart:class="chart:scatter">
            <chart:domain table:cell-range-address="best_pop.A3:best_pop.A185"/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38005">
                <text:p>0.4138005</text:p>
                <draw:g>
                  <svg:desc>best_pop.A3:best_pop.A185</svg:desc>
                </draw:g>
              </table:table-cell>
              <table:table-cell office:value-type="float" office:value="0.7199846">
                <text:p>0.7199846</text:p>
                <draw:g>
                  <svg:desc>best_pop.B3:best_pop.B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01071208">
                <text:p>0.00000000001071208</text:p>
              </table:table-cell>
              <table:table-cell office:value-type="float" office:value="1.114436">
                <text:p>1.114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1071208">
                <text:p>0.00000000001071208</text:p>
              </table:table-cell>
              <table:table-cell office:value-type="float" office:value="1.114436">
                <text:p>1.114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49276">
                <text:p>0.8149276</text:p>
              </table:table-cell>
              <table:table-cell office:value-type="float" office:value="0.4204104">
                <text:p>0.4204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22806">
                <text:p>0.2522806</text:p>
              </table:table-cell>
              <table:table-cell office:value-type="float" office:value="0.8356024">
                <text:p>0.8356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47126">
                <text:p>0.7347126</text:p>
              </table:table-cell>
              <table:table-cell office:value-type="float" office:value="0.4794721">
                <text:p>0.4794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1825">
                <text:p>0.091825</text:p>
              </table:table-cell>
              <table:table-cell office:value-type="float" office:value="0.9547144">
                <text:p>0.9547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22806">
                <text:p>0.2522806</text:p>
              </table:table-cell>
              <table:table-cell office:value-type="float" office:value="0.8356024">
                <text:p>0.8356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3238">
                <text:p>0.653238</text:p>
              </table:table-cell>
              <table:table-cell office:value-type="float" office:value="0.5378373">
                <text:p>0.5378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2267">
                <text:p>0.252267</text:p>
              </table:table-cell>
              <table:table-cell office:value-type="float" office:value="0.8356185">
                <text:p>0.8356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42201">
                <text:p>0.4142201</text:p>
              </table:table-cell>
              <table:table-cell office:value-type="float" office:value="0.7195839">
                <text:p>0.7195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114994">
                <text:p>1.114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48166">
                <text:p>0.4148166</text:p>
              </table:table-cell>
              <table:table-cell office:value-type="float" office:value="0.7189196">
                <text:p>0.7189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209501">
                <text:p>0.007209501</text:p>
              </table:table-cell>
              <table:table-cell office:value-type="float" office:value="1.010108">
                <text:p>1.010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57205">
                <text:p>0.4957205</text:p>
              </table:table-cell>
              <table:table-cell office:value-type="float" office:value="0.6602332">
                <text:p>0.6602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39597">
                <text:p>0.1739597</text:p>
              </table:table-cell>
              <table:table-cell office:value-type="float" office:value="0.900555">
                <text:p>0.900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0001894035">
                <text:p>0.000000000001894035</text:p>
              </table:table-cell>
              <table:table-cell office:value-type="float" office:value="1.114438">
                <text:p>1.114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49211">
                <text:p>0.8149211</text:p>
              </table:table-cell>
              <table:table-cell office:value-type="float" office:value="0.4204216">
                <text:p>0.4204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932088">
                <text:p>0.006932088</text:p>
              </table:table-cell>
              <table:table-cell office:value-type="float" office:value="1.010212">
                <text:p>1.010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114994">
                <text:p>1.114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0001019713">
                <text:p>0.000000000001019713</text:p>
              </table:table-cell>
              <table:table-cell office:value-type="float" office:value="1.114438">
                <text:p>1.114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05836647">
                <text:p>0.0000000005836647</text:p>
              </table:table-cell>
              <table:table-cell office:value-type="float" office:value="1.114414">
                <text:p>1.1144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001452544">
                <text:p>0.00000000001452544</text:p>
              </table:table-cell>
              <table:table-cell office:value-type="float" office:value="1.114435">
                <text:p>1.114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2256">
                <text:p>0.252256</text:p>
              </table:table-cell>
              <table:table-cell office:value-type="float" office:value="0.8360145">
                <text:p>0.8360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73336">
                <text:p>0.9773336</text:p>
              </table:table-cell>
              <table:table-cell office:value-type="float" office:value="0.3032838">
                <text:p>0.3032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3238">
                <text:p>0.653238</text:p>
              </table:table-cell>
              <table:table-cell office:value-type="float" office:value="0.5378373">
                <text:p>0.5378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4992">
                <text:p>0.574992</text:p>
              </table:table-cell>
              <table:table-cell office:value-type="float" office:value="0.5997291">
                <text:p>0.5997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48987">
                <text:p>0.1748987</text:p>
              </table:table-cell>
              <table:table-cell office:value-type="float" office:value="0.8992283">
                <text:p>0.8992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57205">
                <text:p>0.4957205</text:p>
              </table:table-cell>
              <table:table-cell office:value-type="float" office:value="0.6602332">
                <text:p>0.6602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0009996095">
                <text:p>0.000000000009996095</text:p>
              </table:table-cell>
              <table:table-cell office:value-type="float" office:value="1.114436">
                <text:p>1.114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7169">
                <text:p>0.1757169</text:p>
              </table:table-cell>
              <table:table-cell office:value-type="float" office:value="0.8992255">
                <text:p>0.8992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932088">
                <text:p>0.006932088</text:p>
              </table:table-cell>
              <table:table-cell office:value-type="float" office:value="1.010212">
                <text:p>1.010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48166">
                <text:p>0.4148166</text:p>
              </table:table-cell>
              <table:table-cell office:value-type="float" office:value="0.7189196">
                <text:p>0.7189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7602233">
                <text:p>0.000000000007602233</text:p>
              </table:table-cell>
              <table:table-cell office:value-type="float" office:value="1.114437">
                <text:p>1.1144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1071208">
                <text:p>0.00000000001071208</text:p>
              </table:table-cell>
              <table:table-cell office:value-type="float" office:value="1.114436">
                <text:p>1.114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22806">
                <text:p>0.2522806</text:p>
              </table:table-cell>
              <table:table-cell office:value-type="float" office:value="0.8356024">
                <text:p>0.8356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7224584">
                <text:p>0.007224584</text:p>
              </table:table-cell>
              <table:table-cell office:value-type="float" office:value="1.010015">
                <text:p>1.010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224584">
                <text:p>0.007224584</text:p>
              </table:table-cell>
              <table:table-cell office:value-type="float" office:value="1.010015">
                <text:p>1.010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.114994">
                <text:p>1.114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73336">
                <text:p>0.9773336</text:p>
              </table:table-cell>
              <table:table-cell office:value-type="float" office:value="0.3032838">
                <text:p>0.3032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224584">
                <text:p>0.007224584</text:p>
              </table:table-cell>
              <table:table-cell office:value-type="float" office:value="1.010015">
                <text:p>1.010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224584">
                <text:p>0.007224584</text:p>
              </table:table-cell>
              <table:table-cell office:value-type="float" office:value="1.010015">
                <text:p>1.010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22806">
                <text:p>0.2522806</text:p>
              </table:table-cell>
              <table:table-cell office:value-type="float" office:value="0.8356024">
                <text:p>0.83560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22806">
                <text:p>0.2522806</text:p>
              </table:table-cell>
              <table:table-cell office:value-type="float" office:value="0.8356024">
                <text:p>0.8356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49211">
                <text:p>0.8149211</text:p>
              </table:table-cell>
              <table:table-cell office:value-type="float" office:value="0.4204216">
                <text:p>0.4204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932088">
                <text:p>0.006932088</text:p>
              </table:table-cell>
              <table:table-cell office:value-type="float" office:value="1.010212">
                <text:p>1.0102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224584">
                <text:p>0.007224584</text:p>
              </table:table-cell>
              <table:table-cell office:value-type="float" office:value="1.010015">
                <text:p>1.010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149211">
                <text:p>0.8149211</text:p>
              </table:table-cell>
              <table:table-cell office:value-type="float" office:value="0.4204216">
                <text:p>0.4204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.114994">
                <text:p>1.114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7224584">
                <text:p>0.007224584</text:p>
              </table:table-cell>
              <table:table-cell office:value-type="float" office:value="1.010015">
                <text:p>1.010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.114994">
                <text:p>1.1149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001071208">
                <text:p>0.00000000001071208</text:p>
              </table:table-cell>
              <table:table-cell office:value-type="float" office:value="1.114436">
                <text:p>1.1144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0008135917">
                <text:p>0.000000000008135917</text:p>
              </table:table-cell>
              <table:table-cell office:value-type="float" office:value="1.114436">
                <text:p>1.1144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0007602233">
                <text:p>0.000000000007602233</text:p>
              </table:table-cell>
              <table:table-cell office:value-type="float" office:value="1.114437">
                <text:p>1.1144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209501">
                <text:p>0.007209501</text:p>
              </table:table-cell>
              <table:table-cell office:value-type="float" office:value="1.010108">
                <text:p>1.010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224584">
                <text:p>0.007224584</text:p>
              </table:table-cell>
              <table:table-cell office:value-type="float" office:value="1.010015">
                <text:p>1.010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001071208">
                <text:p>0.00000000001071208</text:p>
              </table:table-cell>
              <table:table-cell office:value-type="float" office:value="1.114436">
                <text:p>1.114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49211">
                <text:p>0.8149211</text:p>
              </table:table-cell>
              <table:table-cell office:value-type="float" office:value="0.4204216">
                <text:p>0.42042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02464658">
                <text:p>0.0000000002464658</text:p>
              </table:table-cell>
              <table:table-cell office:value-type="float" office:value="1.114423">
                <text:p>1.1144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2806">
                <text:p>0.2522806</text:p>
              </table:table-cell>
              <table:table-cell office:value-type="float" office:value="0.8356024">
                <text:p>0.83560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7224584">
                <text:p>0.007224584</text:p>
              </table:table-cell>
              <table:table-cell office:value-type="float" office:value="1.010015">
                <text:p>1.010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209501">
                <text:p>0.007209501</text:p>
              </table:table-cell>
              <table:table-cell office:value-type="float" office:value="1.010108">
                <text:p>1.010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6932088">
                <text:p>0.006932088</text:p>
              </table:table-cell>
              <table:table-cell office:value-type="float" office:value="1.010212">
                <text:p>1.0102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7209501">
                <text:p>0.007209501</text:p>
              </table:table-cell>
              <table:table-cell office:value-type="float" office:value="1.010108">
                <text:p>1.010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52267">
                <text:p>0.252267</text:p>
              </table:table-cell>
              <table:table-cell office:value-type="float" office:value="0.8356185">
                <text:p>0.83561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149276">
                <text:p>0.8149276</text:p>
              </table:table-cell>
              <table:table-cell office:value-type="float" office:value="0.4204104">
                <text:p>0.4204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42201">
                <text:p>0.4142201</text:p>
              </table:table-cell>
              <table:table-cell office:value-type="float" office:value="0.7195839">
                <text:p>0.7195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522552">
                <text:p>0.2522552</text:p>
              </table:table-cell>
              <table:table-cell office:value-type="float" office:value="0.8360155">
                <text:p>0.83601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518586">
                <text:p>0.2518586</text:p>
              </table:table-cell>
              <table:table-cell office:value-type="float" office:value="0.8361061">
                <text:p>0.83610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00009209104">
                <text:p>0.0000000000009209104</text:p>
              </table:table-cell>
              <table:table-cell office:value-type="float" office:value="1.114438">
                <text:p>1.114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957205">
                <text:p>0.4957205</text:p>
              </table:table-cell>
              <table:table-cell office:value-type="float" office:value="0.6602332">
                <text:p>0.6602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7205">
                <text:p>0.4957205</text:p>
              </table:table-cell>
              <table:table-cell office:value-type="float" office:value="0.6602332">
                <text:p>0.66023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6932088">
                <text:p>0.006932088</text:p>
              </table:table-cell>
              <table:table-cell office:value-type="float" office:value="1.010212">
                <text:p>1.0102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0005814885">
                <text:p>0.0000000005814885</text:p>
              </table:table-cell>
              <table:table-cell office:value-type="float" office:value="1.114414">
                <text:p>1.1144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7224584">
                <text:p>0.007224584</text:p>
              </table:table-cell>
              <table:table-cell office:value-type="float" office:value="1.010015">
                <text:p>1.010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142201">
                <text:p>0.4142201</text:p>
              </table:table-cell>
              <table:table-cell office:value-type="float" office:value="0.7195839">
                <text:p>0.71958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47126">
                <text:p>0.7347126</text:p>
              </table:table-cell>
              <table:table-cell office:value-type="float" office:value="0.4794721">
                <text:p>0.4794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347126">
                <text:p>0.7347126</text:p>
              </table:table-cell>
              <table:table-cell office:value-type="float" office:value="0.4794721">
                <text:p>0.47947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57205">
                <text:p>0.4957205</text:p>
              </table:table-cell>
              <table:table-cell office:value-type="float" office:value="0.6602332">
                <text:p>0.6602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73336">
                <text:p>0.9773336</text:p>
              </table:table-cell>
              <table:table-cell office:value-type="float" office:value="0.3032838">
                <text:p>0.30328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957205">
                <text:p>0.4957205</text:p>
              </table:table-cell>
              <table:table-cell office:value-type="float" office:value="0.6602332">
                <text:p>0.66023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347126">
                <text:p>0.7347126</text:p>
              </table:table-cell>
              <table:table-cell office:value-type="float" office:value="0.4794721">
                <text:p>0.47947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347126">
                <text:p>0.7347126</text:p>
              </table:table-cell>
              <table:table-cell office:value-type="float" office:value="0.4794721">
                <text:p>0.47947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42201">
                <text:p>0.4142201</text:p>
              </table:table-cell>
              <table:table-cell office:value-type="float" office:value="0.7195839">
                <text:p>0.71958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224584">
                <text:p>0.007224584</text:p>
              </table:table-cell>
              <table:table-cell office:value-type="float" office:value="1.010015">
                <text:p>1.0100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005814885">
                <text:p>0.0000000005814885</text:p>
              </table:table-cell>
              <table:table-cell office:value-type="float" office:value="1.114414">
                <text:p>1.1144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6932088">
                <text:p>0.006932088</text:p>
              </table:table-cell>
              <table:table-cell office:value-type="float" office:value="1.010212">
                <text:p>1.0102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315313">
                <text:p>0.3315313</text:p>
              </table:table-cell>
              <table:table-cell office:value-type="float" office:value="0.7749594">
                <text:p>0.77495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48166">
                <text:p>0.4148166</text:p>
              </table:table-cell>
              <table:table-cell office:value-type="float" office:value="0.7189196">
                <text:p>0.71891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995992">
                <text:p>0.8995992</text:p>
              </table:table-cell>
              <table:table-cell office:value-type="float" office:value="0.3679229">
                <text:p>0.36792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149211">
                <text:p>0.8149211</text:p>
              </table:table-cell>
              <table:table-cell office:value-type="float" office:value="0.4204216">
                <text:p>0.4204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18359">
                <text:p>0.2518359</text:p>
              </table:table-cell>
              <table:table-cell office:value-type="float" office:value="0.8363552">
                <text:p>0.83635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315313">
                <text:p>0.3315313</text:p>
              </table:table-cell>
              <table:table-cell office:value-type="float" office:value="0.7749594">
                <text:p>0.77495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22806">
                <text:p>0.2522806</text:p>
              </table:table-cell>
              <table:table-cell office:value-type="float" office:value="0.8356024">
                <text:p>0.83560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1825">
                <text:p>0.091825</text:p>
              </table:table-cell>
              <table:table-cell office:value-type="float" office:value="0.9547144">
                <text:p>0.9547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73336">
                <text:p>0.9773336</text:p>
              </table:table-cell>
              <table:table-cell office:value-type="float" office:value="0.3032838">
                <text:p>0.3032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.114994">
                <text:p>1.1149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0000007623424">
                <text:p>0.000000000007623424</text:p>
              </table:table-cell>
              <table:table-cell office:value-type="float" office:value="1.114437">
                <text:p>1.1144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0000001894035">
                <text:p>0.000000000001894035</text:p>
              </table:table-cell>
              <table:table-cell office:value-type="float" office:value="1.114438">
                <text:p>1.1144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18359">
                <text:p>0.2518359</text:p>
              </table:table-cell>
              <table:table-cell office:value-type="float" office:value="0.8363552">
                <text:p>0.83635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1825">
                <text:p>0.091825</text:p>
              </table:table-cell>
              <table:table-cell office:value-type="float" office:value="0.9547144">
                <text:p>0.95471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15313">
                <text:p>0.3315313</text:p>
              </table:table-cell>
              <table:table-cell office:value-type="float" office:value="0.7749594">
                <text:p>0.77495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149211">
                <text:p>0.8149211</text:p>
              </table:table-cell>
              <table:table-cell office:value-type="float" office:value="0.4204216">
                <text:p>0.42042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152172">
                <text:p>0.8152172</text:p>
              </table:table-cell>
              <table:table-cell office:value-type="float" office:value="0.4202398">
                <text:p>0.42023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22561">
                <text:p>0.2522561</text:p>
              </table:table-cell>
              <table:table-cell office:value-type="float" office:value="0.8356405">
                <text:p>0.83564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.114994">
                <text:p>1.1149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3238">
                <text:p>0.653238</text:p>
              </table:table-cell>
              <table:table-cell office:value-type="float" office:value="0.5378373">
                <text:p>0.5378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147445">
                <text:p>0.4147445</text:p>
              </table:table-cell>
              <table:table-cell office:value-type="float" office:value="0.7190006">
                <text:p>0.71900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0000009996095">
                <text:p>0.000000000009996095</text:p>
              </table:table-cell>
              <table:table-cell office:value-type="float" office:value="1.114436">
                <text:p>1.1144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.114994">
                <text:p>1.1149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148166">
                <text:p>0.4148166</text:p>
              </table:table-cell>
              <table:table-cell office:value-type="float" office:value="0.7189196">
                <text:p>0.7189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957205">
                <text:p>0.4957205</text:p>
              </table:table-cell>
              <table:table-cell office:value-type="float" office:value="0.6602332">
                <text:p>0.66023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209501">
                <text:p>0.007209501</text:p>
              </table:table-cell>
              <table:table-cell office:value-type="float" office:value="1.010108">
                <text:p>1.0101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57205">
                <text:p>0.4957205</text:p>
              </table:table-cell>
              <table:table-cell office:value-type="float" office:value="0.6602332">
                <text:p>0.66023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773336">
                <text:p>0.9773336</text:p>
              </table:table-cell>
              <table:table-cell office:value-type="float" office:value="0.3032838">
                <text:p>0.30328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148162">
                <text:p>0.4148162</text:p>
              </table:table-cell>
              <table:table-cell office:value-type="float" office:value="0.7189199">
                <text:p>0.71891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518509">
                <text:p>0.2518509</text:p>
              </table:table-cell>
              <table:table-cell office:value-type="float" office:value="0.8361155">
                <text:p>0.83611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000001071208">
                <text:p>0.00000000001071208</text:p>
              </table:table-cell>
              <table:table-cell office:value-type="float" office:value="1.114436">
                <text:p>1.114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315313">
                <text:p>0.3315313</text:p>
              </table:table-cell>
              <table:table-cell office:value-type="float" office:value="0.7749594">
                <text:p>0.77495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138005">
                <text:p>0.4138005</text:p>
              </table:table-cell>
              <table:table-cell office:value-type="float" office:value="0.7199846">
                <text:p>0.71998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57169">
                <text:p>0.1757169</text:p>
              </table:table-cell>
              <table:table-cell office:value-type="float" office:value="0.8992255">
                <text:p>0.89922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007278">
                <text:p>0.9007278</text:p>
              </table:table-cell>
              <table:table-cell office:value-type="float" office:value="0.3671417">
                <text:p>0.36714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518359">
                <text:p>0.2518359</text:p>
              </table:table-cell>
              <table:table-cell office:value-type="float" office:value="0.8363552">
                <text:p>0.83635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00001071208">
                <text:p>0.00000000001071208</text:p>
              </table:table-cell>
              <table:table-cell office:value-type="float" office:value="1.114436">
                <text:p>1.1144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773336">
                <text:p>0.9773336</text:p>
              </table:table-cell>
              <table:table-cell office:value-type="float" office:value="0.3032838">
                <text:p>0.30328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957205">
                <text:p>0.4957205</text:p>
              </table:table-cell>
              <table:table-cell office:value-type="float" office:value="0.6602332">
                <text:p>0.66023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7209501">
                <text:p>0.007209501</text:p>
              </table:table-cell>
              <table:table-cell office:value-type="float" office:value="1.010108">
                <text:p>1.010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315313">
                <text:p>0.3315313</text:p>
              </table:table-cell>
              <table:table-cell office:value-type="float" office:value="0.7749594">
                <text:p>0.77495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944976">
                <text:p>0.4944976</text:p>
              </table:table-cell>
              <table:table-cell office:value-type="float" office:value="0.6609191">
                <text:p>0.6609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1825">
                <text:p>0.091825</text:p>
              </table:table-cell>
              <table:table-cell office:value-type="float" office:value="0.9547144">
                <text:p>0.9547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